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Standard">
      <style:paragraph-properties fo:text-align="justify" style:justify-single-word="false"/>
      <style:text-properties officeooo:paragraph-rsid="01052669"/>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Footnote">
      <style:text-properties style:font-name="Courier New1"/>
    </style:style>
    <style:style style:name="P45" style:family="paragraph" style:parent-style-name="Footnote">
      <style:text-properties style:font-name="Courier New"/>
    </style:style>
    <style:style style:name="P46" style:family="paragraph" style:parent-style-name="Footnote">
      <style:text-properties style:font-name="Courier New" fo:language="hr" fo:country="HR" officeooo:rsid="0013748f" officeooo:paragraph-rsid="0013748f"/>
    </style:style>
    <style:style style:name="P47" style:family="paragraph" style:parent-style-name="Footnote">
      <style:text-properties style:font-name="Courier New" fo:language="hr" fo:country="HR" officeooo:rsid="00f90194" officeooo:paragraph-rsid="00f90194"/>
    </style:style>
    <style:style style:name="P48" style:family="paragraph" style:parent-style-name="Footnote">
      <style:text-properties style:font-name="Courier New" fo:language="hr" fo:country="HR" officeooo:rsid="01c6e8b4" officeooo:paragraph-rsid="01c6e8b4"/>
    </style:style>
    <style:style style:name="P49" style:family="paragraph" style:parent-style-name="Table_20_Contents">
      <style:text-properties fo:language="hr" fo:country="HR" fo:font-weight="bold" officeooo:rsid="000d3e88" officeooo:paragraph-rsid="000d3e88" style:font-weight-asian="bold" style:font-weight-complex="bold"/>
    </style:style>
    <style:style style:name="P50" style:family="paragraph" style:parent-style-name="Table_20_Contents">
      <style:text-properties fo:language="hr" fo:country="HR" fo:font-weight="bold" officeooo:rsid="000e60ac" officeooo:paragraph-rsid="000e60ac" style:font-weight-asian="bold" style:font-weight-complex="bold"/>
    </style:style>
    <style:style style:name="P5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normal" officeooo:rsid="000e60ac" officeooo:paragraph-rsid="000e60ac" style:font-weight-asian="normal" style:font-weight-complex="normal"/>
    </style:style>
    <style:style style:name="P5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style>
    <style:style style:name="P64" style:family="paragraph" style:parent-style-name="Table_20_Contents">
      <style:text-properties fo:language="hr" fo:country="HR" officeooo:rsid="000e60ac" officeooo:paragraph-rsid="000e60ac"/>
    </style:style>
    <style:style style:name="P65" style:family="paragraph" style:parent-style-name="Table_20_Contents">
      <style:paragraph-properties fo:text-align="end" style:justify-single-word="false"/>
      <style:text-properties fo:language="hr" fo:country="HR" officeooo:rsid="000e60ac" officeooo:paragraph-rsid="000e60ac"/>
    </style:style>
    <style:style style:name="P66" style:family="paragraph" style:parent-style-name="Title">
      <style:paragraph-properties fo:margin-top="0.1665in" fo:margin-bottom="0.0835in" style:contextual-spacing="false" fo:break-before="page"/>
      <style:text-properties fo:language="hr" fo:country="HR" officeooo:paragraph-rsid="0013748f"/>
    </style:style>
    <style:style style:name="P6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8" style:family="paragraph" style:parent-style-name="Footnote">
      <style:text-properties fo:language="hr" fo:country="HR"/>
    </style:style>
    <style:style style:name="P69" style:family="paragraph" style:parent-style-name="Footnote">
      <style:text-properties fo:language="hr" fo:country="HR" officeooo:rsid="001e3faf" officeooo:paragraph-rsid="001e3faf"/>
    </style:style>
    <style:style style:name="P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1" style:family="paragraph" style:parent-style-name="Footnote">
      <style:text-properties fo:language="hr" fo:country="HR" officeooo:rsid="00d1ae23" officeooo:paragraph-rsid="00d1ae23"/>
    </style:style>
    <style:style style:name="P72" style:family="paragraph" style:parent-style-name="Footnote">
      <style:text-properties fo:language="hr" fo:country="HR" officeooo:rsid="01a2a291" officeooo:paragraph-rsid="01a2a291"/>
    </style:style>
    <style:style style:name="P7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lika">
      <style:text-properties fo:font-size="10pt" style:font-size-asian="10pt" style:font-size-complex="10pt"/>
    </style:style>
    <style:style style:name="P75" style:family="paragraph" style:parent-style-name="Slika">
      <style:paragraph-properties fo:text-align="justify" style:justify-single-word="false"/>
      <style:text-properties fo:font-size="10pt" style:font-size-asian="10pt" style:font-size-complex="10pt"/>
    </style:style>
    <style:style style:name="P76" style:family="paragraph" style:parent-style-name="Text">
      <style:paragraph-properties fo:text-align="justify" style:justify-single-word="false"/>
      <style:text-properties fo:font-size="10pt" style:font-size-asian="10pt" style:font-size-complex="10pt"/>
    </style:style>
    <style:style style:name="P77" style:family="paragraph" style:parent-style-name="Standard">
      <style:paragraph-properties fo:text-align="justify" style:justify-single-word="false"/>
      <style:text-properties officeooo:rsid="002098dd" officeooo:paragraph-rsid="002098dd"/>
    </style:style>
    <style:style style:name="P78" style:family="paragraph" style:parent-style-name="Footnote">
      <style:text-properties officeooo:rsid="00bfc4d3" officeooo:paragraph-rsid="00bfc4d3"/>
    </style:style>
    <style:style style:name="P79" style:family="paragraph" style:parent-style-name="Standard">
      <style:paragraph-properties fo:text-align="justify" style:justify-single-word="false"/>
      <style:text-properties officeooo:rsid="00650adb" officeooo:paragraph-rsid="00650adb"/>
    </style:style>
    <style:style style:name="P80" style:family="paragraph" style:parent-style-name="Footnote">
      <style:text-properties officeooo:rsid="010104cb" officeooo:paragraph-rsid="010104cb"/>
    </style:style>
    <style:style style:name="P81" style:family="paragraph" style:parent-style-name="Standard">
      <style:paragraph-properties fo:text-align="justify" style:justify-single-word="false"/>
      <style:text-properties officeooo:rsid="0003f69e" officeooo:paragraph-rsid="0003f69e"/>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Footnote">
      <style:text-properties style:font-name="Courier New"/>
    </style:style>
    <style:style style:name="P86" style:family="paragraph" style:parent-style-name="Standard" style:list-style-name="WWNum1">
      <style:paragraph-properties fo:margin-left="0.5in" fo:margin-right="0in" fo:text-align="justify" style:justify-single-word="false" fo:text-indent="-0.25in" style:auto-text-indent="false"/>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9" style:family="paragraph" style:parent-style-name="Standard" style:list-style-name="WWNum1">
      <style:paragraph-properties fo:margin-left="0.75in" fo:margin-right="0in" fo:text-align="justify" style:justify-single-word="false" fo:text-indent="-0.25in" style:auto-text-indent="false"/>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6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6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17"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1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1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weight="normal" style:font-size-asian="11pt" style:font-weight-asian="normal" style:font-size-complex="11pt" style:font-weight-complex="normal"/>
    </style:style>
    <style:style style:name="T225"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2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7"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28"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31" style:family="text">
      <style:text-properties style:font-name="Times New Roman" style:font-size-complex="10pt"/>
    </style:style>
    <style:style style:name="T232" style:family="text">
      <style:text-properties style:font-name="Times New Roman" fo:font-style="italic" style:font-style-asian="italic" style:font-style-complex="italic"/>
    </style:style>
    <style:style style:name="T233" style:family="text">
      <style:text-properties style:font-name="Times New Roman" fo:font-style="italic" style:text-underline-style="none" style:font-style-asian="italic" style:font-style-complex="italic"/>
    </style:style>
    <style:style style:name="T234" style:family="text">
      <style:text-properties style:font-name="Times New Roman" fo:font-style="normal" style:font-style-asian="normal" style:font-style-complex="normal"/>
    </style:style>
    <style:style style:name="T235" style:family="text">
      <style:text-properties style:font-name="Times New Roman" fo:font-style="normal" style:font-style-asian="normal" style:font-size-complex="10pt" style:font-style-complex="normal"/>
    </style:style>
    <style:style style:name="T236" style:family="text">
      <style:text-properties fo:language="hr" fo:country="HR"/>
    </style:style>
    <style:style style:name="T237" style:family="text">
      <style:text-properties fo:language="hr" fo:country="HR" fo:font-style="italic" style:font-style-asian="italic"/>
    </style:style>
    <style:style style:name="T238" style:family="text">
      <style:text-properties fo:language="hr" fo:country="HR" fo:font-style="italic" style:font-style-asian="italic" style:font-style-complex="italic"/>
    </style:style>
    <style:style style:name="T239" style:family="text">
      <style:text-properties fo:language="hr" fo:country="HR" fo:font-style="italic" officeooo:rsid="000e60ac" style:font-style-asian="italic" style:font-style-complex="italic"/>
    </style:style>
    <style:style style:name="T240" style:family="text">
      <style:text-properties fo:language="hr" fo:country="HR" fo:font-style="italic" officeooo:rsid="000fbdb8" style:font-style-asian="italic" style:font-style-complex="italic"/>
    </style:style>
    <style:style style:name="T241" style:family="text">
      <style:text-properties fo:language="hr" fo:country="HR" fo:font-style="italic" officeooo:rsid="01052669" style:font-style-asian="italic" style:font-style-complex="italic"/>
    </style:style>
    <style:style style:name="T242" style:family="text">
      <style:text-properties fo:language="hr" fo:country="HR" fo:font-style="italic" officeooo:rsid="0107f37f" style:font-style-asian="italic" style:font-style-complex="italic"/>
    </style:style>
    <style:style style:name="T243" style:family="text">
      <style:text-properties fo:language="hr" fo:country="HR" fo:font-style="italic" officeooo:rsid="0123c1dd" style:font-style-asian="italic" style:font-style-complex="italic"/>
    </style:style>
    <style:style style:name="T244" style:family="text">
      <style:text-properties fo:language="hr" fo:country="HR" fo:font-style="italic" officeooo:rsid="01f912b6" style:font-style-asian="italic" style:font-style-complex="italic"/>
    </style:style>
    <style:style style:name="T245" style:family="text">
      <style:text-properties fo:language="hr" fo:country="HR" fo:font-style="normal" style:font-style-asian="normal" style:font-style-complex="normal"/>
    </style:style>
    <style:style style:name="T246" style:family="text">
      <style:text-properties fo:language="hr" fo:country="HR" fo:font-style="normal" officeooo:rsid="0107f37f" style:font-style-asian="normal" style:font-style-complex="normal"/>
    </style:style>
    <style:style style:name="T247" style:family="text">
      <style:text-properties fo:language="hr" fo:country="HR" fo:font-style="normal" officeooo:rsid="010965ab" style:font-style-asian="normal" style:font-style-complex="normal"/>
    </style:style>
    <style:style style:name="T248" style:family="text">
      <style:text-properties fo:language="hr" fo:country="HR" fo:font-style="normal" officeooo:rsid="0123c1dd" style:font-style-asian="normal" style:font-style-complex="normal"/>
    </style:style>
    <style:style style:name="T249" style:family="text">
      <style:text-properties fo:language="hr" fo:country="HR" officeooo:rsid="0039b9c8"/>
    </style:style>
    <style:style style:name="T250" style:family="text">
      <style:text-properties fo:language="hr" fo:country="HR" officeooo:rsid="00bb2803"/>
    </style:style>
    <style:style style:name="T251" style:family="text">
      <style:text-properties fo:language="hr" fo:country="HR" officeooo:rsid="00e92387"/>
    </style:style>
    <style:style style:name="T252" style:family="text">
      <style:text-properties fo:language="hr" fo:country="HR" officeooo:rsid="00ed225a"/>
    </style:style>
    <style:style style:name="T253" style:family="text">
      <style:text-properties fo:language="hr" fo:country="HR" officeooo:rsid="00edeeee"/>
    </style:style>
    <style:style style:name="T254" style:family="text">
      <style:text-properties fo:language="hr" fo:country="HR" officeooo:rsid="010965ab"/>
    </style:style>
    <style:style style:name="T255" style:family="text">
      <style:text-properties fo:language="hr" fo:country="HR" officeooo:rsid="01f912b6"/>
    </style:style>
    <style:style style:name="T256"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57"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5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59"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0"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61" style:family="text">
      <style:text-properties style:font-name="Courier New"/>
    </style:style>
    <style:style style:name="T262"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293"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4"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95" style:family="text">
      <style:text-properties style:font-name="Courier New" fo:font-size="11pt" style:font-size-asian="11pt" style:font-size-complex="11pt"/>
    </style:style>
    <style:style style:name="T296" style:family="text">
      <style:text-properties style:font-name="Courier New" fo:language="hr" fo:country="HR" fo:font-style="normal" style:font-style-asian="normal" style:font-style-complex="normal"/>
    </style:style>
    <style:style style:name="T297" style:family="text">
      <style:text-properties style:font-name="Courier New" officeooo:rsid="011a7c68"/>
    </style:style>
    <style:style style:name="T298" style:family="text">
      <style:text-properties style:font-name="Courier New" fo:font-style="italic" officeooo:rsid="01650a04" style:font-style-asian="italic" style:font-style-complex="italic"/>
    </style:style>
    <style:style style:name="T299" style:family="text">
      <style:text-properties style:font-name="Courier New" officeooo:rsid="01650a04"/>
    </style:style>
    <style:style style:name="T300" style:family="text">
      <style:text-properties fo:font-weight="bold" style:font-weight-asian="bold" style:font-weight-complex="bold"/>
    </style:style>
    <style:style style:name="T301" style:family="text">
      <style:text-properties fo:language="en" fo:country="US" fo:font-style="italic" style:font-style-asian="italic" style:font-style-complex="italic"/>
    </style:style>
    <style:style style:name="T302" style:family="text">
      <style:text-properties fo:language="en" fo:country="US" fo:font-style="italic" officeooo:rsid="001b1913" style:font-style-asian="italic" style:font-style-complex="italic"/>
    </style:style>
    <style:style style:name="T303" style:family="text">
      <style:text-properties fo:language="en" fo:country="US" fo:font-style="italic" officeooo:rsid="0107f37f" style:font-style-asian="italic" style:font-style-complex="italic"/>
    </style:style>
    <style:style style:name="T304" style:family="text">
      <style:text-properties fo:language="en" fo:country="US" fo:font-style="italic" officeooo:rsid="01631a8b" style:language-asian="hi" style:country-asian="IN" style:font-style-asian="italic" style:language-complex="hi" style:country-complex="IN" style:font-style-complex="italic"/>
    </style:style>
    <style:style style:name="T305" style:family="text">
      <style:text-properties fo:language="en" fo:country="US" fo:font-style="normal" officeooo:rsid="0107f37f" style:font-style-asian="normal" style:font-style-complex="normal"/>
    </style:style>
    <style:style style:name="T306" style:family="text">
      <style:text-properties style:font-name="Liberation Serif" fo:font-size="10pt" style:font-size-asian="10pt" style:font-name-complex="Courier New2" style:font-size-complex="10pt"/>
    </style:style>
    <style:style style:name="T307" style:family="text">
      <style:text-properties officeooo:rsid="00141c20"/>
    </style:style>
    <style:style style:name="T308" style:family="text">
      <style:text-properties officeooo:rsid="0014d6d9"/>
    </style:style>
    <style:style style:name="T309" style:family="text">
      <style:text-properties officeooo:rsid="00162eee"/>
    </style:style>
    <style:style style:name="T310" style:family="text">
      <style:text-properties fo:font-style="italic" style:font-style-asian="italic" style:font-style-complex="italic"/>
    </style:style>
    <style:style style:name="T311" style:family="text">
      <style:text-properties fo:font-style="italic" officeooo:rsid="0021a129" style:font-style-asian="italic" style:font-style-complex="italic"/>
    </style:style>
    <style:style style:name="T312" style:family="text">
      <style:text-properties fo:font-style="italic" officeooo:rsid="011a7c68" style:font-style-asian="italic" style:font-style-complex="italic"/>
    </style:style>
    <style:style style:name="T313" style:family="text">
      <style:text-properties fo:font-style="italic" officeooo:rsid="01631a8b" style:font-style-asian="italic" style:font-style-complex="italic"/>
    </style:style>
    <style:style style:name="T314" style:family="text">
      <style:text-properties fo:font-style="italic" officeooo:rsid="01650a04" style:font-style-asian="italic" style:font-style-complex="italic"/>
    </style:style>
    <style:style style:name="T315" style:family="text">
      <style:text-properties fo:font-style="italic" officeooo:rsid="018ef6ec" style:font-style-asian="italic" style:font-style-complex="italic"/>
    </style:style>
    <style:style style:name="T316" style:family="text">
      <style:text-properties fo:font-style="italic" officeooo:rsid="018f3684" style:font-style-asian="italic" style:font-style-complex="italic"/>
    </style:style>
    <style:style style:name="T317" style:family="text">
      <style:text-properties officeooo:rsid="0021a129"/>
    </style:style>
    <style:style style:name="T318" style:family="text">
      <style:text-properties officeooo:rsid="00276227"/>
    </style:style>
    <style:style style:name="T319" style:family="text">
      <style:text-properties fo:color="#000000" loext:opacity="100%"/>
    </style:style>
    <style:style style:name="T320" style:family="text">
      <style:text-properties fo:color="#000000" loext:opacity="100%" style:font-name="Courier New1"/>
    </style:style>
    <style:style style:name="T321" style:family="text">
      <style:text-properties fo:color="#000000" loext:opacity="100%" style:font-name="Courier New1" style:font-name-complex="Courier New2"/>
    </style:style>
    <style:style style:name="T322" style:family="text">
      <style:text-properties fo:color="#000000" loext:opacity="100%" fo:font-style="italic" style:font-style-asian="italic" style:font-style-complex="italic"/>
    </style:style>
    <style:style style:name="T323" style:family="text">
      <style:text-properties fo:color="#000000" loext:opacity="100%" fo:font-style="italic" officeooo:rsid="00b33d2f" style:font-style-asian="italic" style:font-style-complex="italic"/>
    </style:style>
    <style:style style:name="T324" style:family="text">
      <style:text-properties fo:color="#000000" loext:opacity="100%" officeooo:rsid="00b33d2f"/>
    </style:style>
    <style:style style:name="T325" style:family="text">
      <style:text-properties fo:color="#000000" loext:opacity="100%" officeooo:rsid="00b81050"/>
    </style:style>
    <style:style style:name="T326" style:family="text">
      <style:text-properties fo:color="#000000" loext:opacity="100%" officeooo:rsid="00e45dcc"/>
    </style:style>
    <style:style style:name="T327" style:family="text">
      <style:text-properties fo:color="#000000" loext:opacity="100%" style:font-name="Courier New" officeooo:rsid="00e45dcc"/>
    </style:style>
    <style:style style:name="T328" style:family="text">
      <style:text-properties fo:color="#000000" loext:opacity="100%" officeooo:rsid="00e92387"/>
    </style:style>
    <style:style style:name="T329" style:family="text">
      <style:text-properties officeooo:rsid="00b33d2f"/>
    </style:style>
    <style:style style:name="T330" style:family="text">
      <style:text-properties fo:font-style="normal" style:font-style-asian="normal" style:font-style-complex="normal"/>
    </style:style>
    <style:style style:name="T331" style:family="text">
      <style:text-properties officeooo:rsid="00f33bac"/>
    </style:style>
    <style:style style:name="T332" style:family="text">
      <style:text-properties officeooo:rsid="00f64a46"/>
    </style:style>
    <style:style style:name="T333" style:family="text">
      <style:text-properties officeooo:rsid="00f7f894"/>
    </style:style>
    <style:style style:name="T334" style:family="text">
      <style:text-properties officeooo:rsid="00f90194"/>
    </style:style>
    <style:style style:name="T335" style:family="text">
      <style:text-properties officeooo:rsid="01166c78"/>
    </style:style>
    <style:style style:name="T336" style:family="text">
      <style:text-properties officeooo:rsid="011693be"/>
    </style:style>
    <style:style style:name="T337" style:family="text">
      <style:text-properties officeooo:rsid="01183c95"/>
    </style:style>
    <style:style style:name="T338" style:family="text">
      <style:text-properties officeooo:rsid="011a7c68"/>
    </style:style>
    <style:style style:name="T339" style:family="text">
      <style:text-properties officeooo:rsid="011ccf83"/>
    </style:style>
    <style:style style:name="T340" style:family="text">
      <style:text-properties officeooo:rsid="0161ca96"/>
    </style:style>
    <style:style style:name="T341" style:family="text">
      <style:text-properties officeooo:rsid="01631a8b"/>
    </style:style>
    <style:style style:name="T342" style:family="text">
      <style:text-properties officeooo:rsid="01650a04"/>
    </style:style>
    <style:style style:name="T343" style:family="text">
      <style:text-properties officeooo:rsid="0168eebf"/>
    </style:style>
    <style:style style:name="T344" style:family="text">
      <style:text-properties officeooo:rsid="018e5134"/>
    </style:style>
    <style:style style:name="T345" style:family="text">
      <style:text-properties officeooo:rsid="018ef6ec"/>
    </style:style>
    <style:style style:name="T346" style:family="text">
      <style:text-properties officeooo:rsid="018f3684"/>
    </style:style>
    <style:style style:name="T347" style:family="text">
      <style:text-properties officeooo:rsid="01902353"/>
    </style:style>
    <style:style style:name="T34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49"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50"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5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52"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53"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54"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5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56"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57"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5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59" style:family="text">
      <style:text-properties officeooo:rsid="01f0ee7c"/>
    </style:style>
    <style:style style:name="T360" style:family="text">
      <style:text-properties officeooo:rsid="01f356ff"/>
    </style:style>
    <style:style style:name="T361" style:family="text">
      <style:text-properties officeooo:rsid="01f68b72"/>
    </style:style>
    <style:style style:name="T362" style:family="text">
      <style:text-properties officeooo:rsid="01f912b6"/>
    </style:style>
    <style:style style:name="T363" style:family="text">
      <style:text-properties officeooo:rsid="0201499a"/>
    </style:style>
    <style:style style:name="T364"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65"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66"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367"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2">Obrazac D1: Obrazac za imenovanje Povjerenstva za završni rad</text:p>
          </table:table-cell>
          <table:covered-table-cell/>
        </table:table-row>
        <table:table-row>
          <table:table-cell table:style-name="Table1.A2" table:number-columns-spanned="2" office:value-type="string">
            <text:p text:style-name="P54">Osijek, 29. 8. 2022.</text:p>
          </table:table-cell>
          <table:covered-table-cell/>
        </table:table-row>
        <table:table-row>
          <table:table-cell table:style-name="Table1.A2" table:number-columns-spanned="2" office:value-type="string">
            <text:p text:style-name="P53">Odboru za završne i diplomske radove</text:p>
          </table:table-cell>
          <table:covered-table-cell/>
        </table:table-row>
        <table:table-row>
          <table:table-cell table:style-name="Table1.A2" table:number-columns-spanned="2" office:value-type="string">
            <text:p text:style-name="P73">Imenovanje Povjerenstva za završni rad</text:p>
          </table:table-cell>
          <table:covered-table-cell/>
        </table:table-row>
        <table:table-row>
          <table:table-cell table:style-name="Table1.A6" office:value-type="string">
            <text:p text:style-name="P55">Ime i prezime Pristupnika:</text:p>
          </table:table-cell>
          <table:table-cell table:style-name="Table1.A2" office:value-type="string">
            <text:p text:style-name="P60">Teo Samaržija</text:p>
          </table:table-cell>
        </table:table-row>
        <table:table-row>
          <table:table-cell table:style-name="Table1.A6" office:value-type="string">
            <text:p text:style-name="P55">Studij, smjer:</text:p>
          </table:table-cell>
          <table:table-cell table:style-name="Table1.A2" office:value-type="string">
            <text:p text:style-name="P60">Preddiplomski sveučilišni studij Računarstvo</text:p>
          </table:table-cell>
        </table:table-row>
        <table:table-row>
          <table:table-cell table:style-name="Table1.A6" office:value-type="string">
            <text:p text:style-name="P55">Mat. br. Pristupnika, godina upisa:</text:p>
          </table:table-cell>
          <table:table-cell table:style-name="Table1.A2" office:value-type="string">
            <text:p text:style-name="P60">N/A, 2018</text:p>
          </table:table-cell>
        </table:table-row>
        <table:table-row>
          <table:table-cell table:style-name="Table1.A6" office:value-type="string">
            <text:p text:style-name="P55">OIB studenta:</text:p>
          </table:table-cell>
          <table:table-cell table:style-name="Table1.A2" office:value-type="string">
            <text:p text:style-name="P60">50107259317</text:p>
          </table:table-cell>
        </table:table-row>
        <table:table-row>
          <table:table-cell table:style-name="Table1.A6" office:value-type="string">
            <text:p text:style-name="P55">Mentor:</text:p>
          </table:table-cell>
          <table:table-cell table:style-name="Table1.A2" office:value-type="string">
            <text:p text:style-name="P60">Izv. prof. dr. sc. Ivan Aleksi</text:p>
          </table:table-cell>
        </table:table-row>
        <table:table-row>
          <table:table-cell table:style-name="Table1.A6" office:value-type="string">
            <text:p text:style-name="P56">Sumentor:</text:p>
          </table:table-cell>
          <table:table-cell table:style-name="Table1.A2" office:value-type="string">
            <text:p text:style-name="P61">N/A</text:p>
          </table:table-cell>
        </table:table-row>
        <table:table-row>
          <table:table-cell table:style-name="Table1.A6" office:value-type="string">
            <text:p text:style-name="P56">Sumentor iz tvrtke:</text:p>
          </table:table-cell>
          <table:table-cell table:style-name="Table1.A2" office:value-type="string">
            <text:p text:style-name="P61">N/A</text:p>
          </table:table-cell>
        </table:table-row>
        <table:table-row>
          <table:table-cell table:style-name="Table1.A6" office:value-type="string">
            <text:p text:style-name="P56">Predsjednik povjerenstva:</text:p>
          </table:table-cell>
          <table:table-cell table:style-name="Table1.A2" office:value-type="string">
            <text:p text:style-name="P61"/>
          </table:table-cell>
        </table:table-row>
        <table:table-row>
          <table:table-cell table:style-name="Table1.A6" office:value-type="string">
            <text:p text:style-name="P56">Član povjerenstva 1:</text:p>
          </table:table-cell>
          <table:table-cell table:style-name="Table1.A2" office:value-type="string">
            <text:p text:style-name="P61">Izv. prof. dr. sc. Ivan Aleksi</text:p>
          </table:table-cell>
        </table:table-row>
        <table:table-row>
          <table:table-cell table:style-name="Table1.A6" office:value-type="string">
            <text:p text:style-name="P56">Član povjerenstva 2:</text:p>
          </table:table-cell>
          <table:table-cell table:style-name="Table1.A2" office:value-type="string">
            <text:p text:style-name="P61"/>
          </table:table-cell>
        </table:table-row>
        <table:table-row>
          <table:table-cell table:style-name="Table1.A6" office:value-type="string">
            <text:p text:style-name="P56">Naslov završnog rada:</text:p>
          </table:table-cell>
          <table:table-cell table:style-name="Table1.A2" office:value-type="string">
            <text:p text:style-name="P61">Simulator PicoBlaze računala u JavaScriptu</text:p>
          </table:table-cell>
        </table:table-row>
        <table:table-row>
          <table:table-cell table:style-name="Table1.A6" office:value-type="string">
            <text:p text:style-name="P56">Znanstvena grana završnog rada:</text:p>
          </table:table-cell>
          <table:table-cell table:style-name="Table1.A2" office:value-type="string">
            <text:p text:style-name="P61">Arhitektura računala (zn. polje računarstvo)</text:p>
          </table:table-cell>
        </table:table-row>
        <table:table-row>
          <table:table-cell table:style-name="Table1.A18" office:value-type="string">
            <text:p text:style-name="P56">Zadatak završnog rada:</text:p>
          </table:table-cell>
          <table:table-cell table:style-name="Table1.A2" office:value-type="string">
            <text:p text:style-name="P61">Napraviti simulator PicoBlaze računala koji se može vrtjeti u internetskom pregledniku.</text:p>
          </table:table-cell>
        </table:table-row>
        <table:table-row>
          <table:table-cell table:style-name="Table1.A18" office:value-type="string">
            <text:p text:style-name="P57">Prijedlog ocjene pismenog dijela ispita (završnog rada):</text:p>
          </table:table-cell>
          <table:table-cell table:style-name="Table1.A2" office:value-type="string">
            <text:p text:style-name="P61"/>
          </table:table-cell>
        </table:table-row>
        <table:table-row>
          <table:table-cell table:style-name="Table1.A18" office:value-type="string">
            <text:p text:style-name="P57">Kratko obrazloženje ocjene prema Kriterijima za ocjenjivanje završnih i diplomskih radova:</text:p>
          </table:table-cell>
          <table:table-cell table:style-name="Table1.A2" office:value-type="string">
            <text:p text:style-name="P61"/>
          </table:table-cell>
        </table:table-row>
        <table:table-row>
          <table:table-cell table:style-name="Table1.A18" office:value-type="string">
            <text:p text:style-name="P57">Datum prijedloga ocjene od strane mentora:</text:p>
          </table:table-cell>
          <table:table-cell table:style-name="Table1.A2" office:value-type="string">
            <text:p text:style-name="P61"/>
          </table:table-cell>
        </table:table-row>
        <table:table-row>
          <table:table-cell table:style-name="Table1.A18" table:number-rows-spanned="2" office:value-type="string">
            <text:p text:style-name="P59">Potvrda mentora o predaji konačne verzije rada:</text:p>
          </table:table-cell>
          <table:table-cell table:style-name="Table1.A2" office:value-type="string">
            <text:p text:style-name="P61"/>
          </table:table-cell>
        </table:table-row>
        <table:table-row>
          <table:covered-table-cell table:style-name="Table1.A18"/>
          <table:table-cell table:style-name="Table1.A2" office:value-type="string">
            <text:p text:style-name="P62">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1">IZJAVA O ORIGINALNOSTI RADA</text:p>
          </table:table-cell>
          <table:covered-table-cell/>
        </table:table-row>
        <table:table-row>
          <table:table-cell table:style-name="Table2.A2" table:number-columns-spanned="2" office:value-type="string">
            <text:p text:style-name="P49">Osijek, 29. 8. 2022.</text:p>
          </table:table-cell>
          <table:covered-table-cell/>
        </table:table-row>
        <table:table-row>
          <table:table-cell table:style-name="Table2.A4" office:value-type="string">
            <text:p text:style-name="P49">Ime i prezime studenta:</text:p>
          </table:table-cell>
          <table:table-cell table:style-name="Table2.A2" office:value-type="string">
            <text:p text:style-name="P63">Teo Samaržija</text:p>
          </table:table-cell>
        </table:table-row>
        <table:table-row>
          <table:table-cell table:style-name="Table2.A4" office:value-type="string">
            <text:p text:style-name="P49">Studij:</text:p>
          </table:table-cell>
          <table:table-cell table:style-name="Table2.A2" office:value-type="string">
            <text:p text:style-name="P63">Preddiplomski sveučilišni studij Računarstvo</text:p>
          </table:table-cell>
        </table:table-row>
        <table:table-row>
          <table:table-cell table:style-name="Table2.A4" office:value-type="string">
            <text:p text:style-name="P49">Mat. br. studenta, godina upisa:</text:p>
          </table:table-cell>
          <table:table-cell table:style-name="Table2.A2" office:value-type="string">
            <text:p text:style-name="P64">N/A, 2018.</text:p>
          </table:table-cell>
        </table:table-row>
        <table:table-row>
          <table:table-cell table:style-name="Table2.A4" office:value-type="string">
            <text:p text:style-name="P50">Turnitin podudaranje [%]:</text:p>
          </table:table-cell>
          <table:table-cell table:style-name="Table2.A2" office:value-type="string">
            <text:p text:style-name="P64">8</text:p>
          </table:table-cell>
        </table:table-row>
        <table:table-row>
          <table:table-cell table:style-name="Table2.A2" table:number-columns-spanned="2" office:value-type="string">
            <text:p text:style-name="P64">Ovom izjavom izjavljujem da je rad pod nazivom: <text:span text:style-name="T300">Simulator PicoBlaze računala u JavaScriptu</text:span></text:p>
            <text:p text:style-name="P58">izrađen pod vodstvom mentora izv. prof. dr. sc. Ivan Aleksi</text:p>
            <text:p text:style-name="P58">moj vlastiti rad i prema mom najboljem znanju ne sadrži prethodno objavljene ili neobjavljene pisane materijale drugih osoba, osim onih koji su izričito priznati navođenjem literature ili drugih izvora informacija.</text:p>
            <text:p text:style-name="P5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5">Potpis studenta:</text:p>
            <text:p text:style-name="P65"><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5">SAŽETAK: </text:span><text:span text:style-name="T169">Autor teksta bio je frustriran nedostacima postojećih simulatora malog računala PicoBlaze, te je napravio drukčiji simulator PicoBlazea u programskom jeziku JavaScript. Taj se simulator može pokrenuti u modernim internetskim preglednicima</text:span><text:span text:style-name="T256"><text:note text:id="ftn1" text:note-class="footnote"><text:note-citation>1</text:note-citation><text:note-body><text:p text:style-name="P44">https://flatassembler.github.io/PicoBlaze/PicoBlaze.html</text:p></text:note-body></text:note></text:span><text:span text:style-name="T169"> (autor misli da je najstariji internetski preglednik u kojem simulator funkcionira kako treba Firefox 52, posljednja verzija Firefoxa koja se može vrtjeti na Windows XP-u, </text:span><text:span text:style-name="T171">te je to također verzija Firefoxa koja se dobije uz operativni sustav Solaris 11.4, koji je danas najnovija verzija Solarisa</text:span><text:span text:style-name="T169">). U tekstu slijede detalji o tome kako je autor napravio svoj simulator te koje su prednosti i mane tog simulatora u usporedbi s već postojećim simulatorima. </text:span><text:span text:style-name="T192">Autor također uspoređuje dijelove simulatora s odgovarajućim dijelovima nekih drugih programa koje je prije napravio (najviše s compilerom koji prevodi njegov programski jezik na WebAssembly).</text:span><text:span text:style-name="T169">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7">PicoBlaze (od latinskog</text:span><text:span text:style-name="T169"> piccus</text:span><text:span text:style-name="T7">, rupica na igli, u prenesenom značenju </text:span><text:span text:style-name="T169">nešto maleno</text:span><text:span text:style-name="T7">, i engleskog</text:span><text:span text:style-name="T169"> blaze</text:span><text:span text:style-name="T7">, plamen</text:span><text:span text:style-name="T169">.</text:span><text:span text:style-name="T7"> Latinska riječ </text:span><text:span text:style-name="T169">piccus</text:span><text:span text:style-name="T7"> možda je povezana s </text:span><text:span text:style-name="T169">picus</text:span><text:span text:style-name="T7">, </text:span><text:span text:style-name="T169">djetlić</text:span><text:span text:style-name="T7">, jer djetlić svojim kljunom buši drvo. Engleska riječ </text:span><text:span text:style-name="T169">blaze</text:span><text:span text:style-name="T7"> dijeli isti korijen kao i latinski </text:span><text:span text:style-name="T169">flamma.</text:span><text:span text:style-name="T7"> Od latinske riječi</text:span><text:span text:style-name="T169"> flamma </text:span><text:span text:style-name="T7">dolazi, preko francuskog, danas daleko poznatija engleska riječ za plamen, </text:span><text:span text:style-name="T169">flame. </text:span><text:span text:style-name="T7">Hrvatska riječ </text:span><text:span text:style-name="T169">plamen</text:span><text:span text:style-name="T7"> vjerojatno nije povezana s latinskim </text:span><text:span text:style-name="T169">flamma</text:span><text:span text:style-name="T7">, </text:span><text:span text:style-name="T141">jer latinsko</text:span><text:span text:style-name="T211"> f</text:span><text:span text:style-name="T141"> dolazi od indoeuropskog</text:span><text:span text:style-name="T211"> b</text:span><text:span text:style-name="T259">h</text:span><text:span text:style-name="T141"> ili</text:span><text:span text:style-name="T211"> d</text:span><text:span text:style-name="T259">h</text:span><text:span text:style-name="T364"> </text:span><text:span text:style-name="T365">i odgovara hrvatskom i engleskom </text:span><text:span text:style-name="T366">b</text:span><text:span text:style-name="T365"> i </text:span><text:span text:style-name="T366">d</text:span><text:span text:style-name="T141">,</text:span><text:span text:style-name="T169"> </text:span><text:span text:style-name="T140">nego latinska riječ </text:span><text:span text:style-name="T210">flamma</text:span><text:span text:style-name="T140"> vjerojatno dijeli isti korijen kao hrvatska riječ </text:span><text:span text:style-name="T210">bijel</text:span><text:span text:style-name="T7">.)</text:span><text:span text:style-name="T169"> </text:span><text:span text:style-name="T7">je malo računalo koji proizvodi tvrtka Xilinx. Koristi se u ugrađenim sustavima, te kao primjer jednostavnog računala na kolegiju </text:span><text:span text:style-name="T169">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16">V</text:span><text:span text:style-name="T169">ery High Speed Integrated Circuits </text:span><text:span text:style-name="T216">H</text:span><text:span text:style-name="T169">ardware </text:span><text:span text:style-name="T216">D</text:span><text:span text:style-name="T169">escription </text:span><text:span text:style-name="T216">L</text:span><text:span text:style-name="T169">anguage</text:span><text:span text:style-name="T7">, što znači </text:span><text:span text:style-name="T169">jezik za opis strojne opreme (hardware) od integriranih krugova jako velike brzine</text:span><text:span text:style-name="T161">. Među studentima elektrotehnike česta je šala, s kojom se i ja slažem, da je VHDL zapravo kratica od </text:span><text:span text:style-name="T218">V</text:span><text:span text:style-name="T219">ery </text:span><text:span text:style-name="T218">H</text:span><text:span text:style-name="T219">ard </text:span><text:span text:style-name="T218">D</text:span><text:span text:style-name="T219">ifficult </text:span><text:span text:style-name="T218">L</text:span><text:span text:style-name="T219">anguage</text:span><text:span text:style-name="T161"> – </text:span><text:span text:style-name="T219">vrlo čvrsto težak jezik</text:span><text:span text:style-name="T257"><text:note text:id="ftn2" text:note-class="footnote"><text:note-citation>2</text:note-citation><text:note-body><text:p text:style-name="Footnote">A, da sam upisao latinski (o <text:span text:style-name="T236">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69">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69"> simulator</text:span><text:span text:style-name="T7"> znači</text:span><text:span text:style-name="T169"> onaj koji kopira ili imitira</text:span><text:span text:style-name="T7">, dolazi iz latinskog i prvi put se spominje u Ovidijevim Metamorfozama (11. poglavlje, 634. stih). Dolazi od</text:span><text:span text:style-name="T169"> simulare</text:span><text:span text:style-name="T7"> (pretvarati se), od </text:span><text:span text:style-name="T169">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50">(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7">Eclipse (nazvan po grčkoj riječi za pomrčinu) je besplatan IDE (</text:span><text:span text:style-name="T169">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7">VIM (od </text:span><text:span text:style-name="T169">VI Improved</text:span><text:span text:style-name="T7">, poboljšani </text:span><text:span text:style-name="T169">VI</text:span><text:span text:style-name="T7">, jer je</text:span><text:span text:style-name="T169"> VI</text:span><text:span text:style-name="T7">,</text:span><text:span text:style-name="T169"> Visual Interface</text:span><text:span text:style-name="T7">,</text:span><text:span text:style-name="T169"> </text:span><text:span text:style-name="T7">bio često korišteni tekstualni editor na računalima 1980-ih)</text:span><text:span text:style-name="T169">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69">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60">PicoBlaze.html</text:span><text:span text:style-name="T7">. Po meni, on ne daje baš lijepe rezultate, no takve tvrdnje već spadaju u subjektivni dio programiranja.</text:span></text:p>
      <text:p text:style-name="P8"/>
      <text:p text:style-name="P3">ClangFormat</text:p>
      <text:p text:style-name="P27"><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60">:=</text:span><text:span text:style-name="T7"> operator pridruživanja u mom programskom jeziku, a ne oznaka za label plus operator </text:span><text:span text:style-name="T260">=</text:span><text:span text:style-name="T260"><text:note text:id="ftn3" text:note-class="footnote"><text:note-citation>3</text:note-citation><text:note-body><text:p text:style-name="P72">Otvorio sam pitanje na forumu o izradi programskih jezika o tome: <text:span text:style-name="T261">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60">:</text:span><text:span text:style-name="T7"> i </text:span><text:span text:style-name="T260">=</text:span><text:span text:style-name="T7">). Po meni, on daje lijepe rezultate za JavaScript. Mana mu je što ne može formatirati HTML i CSS niti JavaScript spremljen u HTML datoteci.</text:span></text:p>
      <text:p text:style-name="P27"/>
      <text:p text:style-name="P3">LGTM</text:p>
      <text:p text:style-name="P27"><text:soft-page-break/><text:span text:style-name="T7">LGTM (</text:span><text:span text:style-name="T169">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69">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69">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60">/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69">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539712670" text:style-name="WWNum1">
        <text:list-item>
          <text:p text:style-name="P86"><text:span text:style-name="T260">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69">driver</text:span><text:span text:style-name="T7">) te za dohvaćanje primjera asemblerskog koda s autorovoga GitHub profila. Naknadno je dodana mogućnost dodavanja točaka prekida (</text:span><text:span text:style-name="T169">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69">seven-segment display</text:span><text:span text:style-name="T7">) i prekidača (</text:span><text:span text:style-name="T169">switches</text:span><text:span text:style-name="T7">, ovdje reagiraju na pritisak miša) pomoću SVG-a generiranog u JavaScriptu. Skidanje heksadekadske datoteke radi se preko standardnih JavaScript klasa </text:span><text:span text:style-name="T260">HTMLAnchorElement</text:span><text:span text:style-name="T7"> (svojstvo </text:span><text:span text:style-name="T260">download</text:span><text:span text:style-name="T7"> i metoda za stvaranje eventa iz JavaScripta </text:span><text:span text:style-name="T260">click</text:span><text:span text:style-name="T7">), </text:span><text:span text:style-name="T260">Uint8Array</text:span><text:span text:style-name="T7">, </text:span><text:span text:style-name="T260">URL</text:span><text:span text:style-name="T7"> i </text:span><text:span text:style-name="T260">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60">&lt;div&gt;</text:span><text:span text:style-name="T7"> koje generira JavaScript i ti elementi osim brojeva linija koda sadržavaju i ikone koje predstavljaju točke prekida koje su po defaultu nevidljive. Globalni objekt </text:span><text:span text:style-name="T260">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60">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69">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60">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60">createElementNS</text:span><text:span text:style-name="T7">, </text:span><text:span text:style-name="T260">setAttribute</text:span><text:span text:style-name="T7"> i </text:span><text:span text:style-name="T260">appendChild</text:span><text:span text:style-name="T7">. U datoteci </text:span><text:span text:style-name="T260">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63">PicoBlaze.html</text:span><text:span text:style-name="T8"> razdijelio u datoteke </text:span><text:span text:style-name="T263">PicoBlaze.html</text:span><text:span text:style-name="T8"> (koja sada sadrži samo HTML te samo onaj JavaScript koji je potreban da se sakrije moja e-mail adresa od spambotova), </text:span><text:span text:style-name="T263">styles.css</text:span><text:span text:style-name="T8"> (koja sadrži CSS), </text:span><text:span text:style-name="T263">headerScript.js</text:span><text:span text:style-name="T8"> (koja sadrži deklaracije potrebne drugim datotekama te skriptu za ponovno postavljanje layouta ako prozor promijeni veličinu) i </text:span><text:span text:style-name="T263">footerScript.js</text:span><text:span text:style-name="T8"> (koja sadrži funkcije za počinjanje i završavanje simulacije te JavaScript koji stvara SVG-ove).</text:span></text:p>
          <text:p text:style-name="P87"><text:span text:style-name="T8">P</text:span><text:span text:style-name="T12">ri pisanju datoteke </text:span><text:span text:style-name="T265">PicoBlaze.html</text:span><text:span text:style-name="T12"> naletio sam na, koliko se sjećam, tri ozbiljnija problema. Prvi je bio to što sam u JavaScriptu pokušao napraviti da moj program sintaksno oboji (</text:span><text:span text:style-name="T175">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75">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5">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03">off-topic</text:span><text:span text:style-name="T111">, i na forumu o programiranju općenito</text:span><text:span text:style-name="T111"><text:note text:id="ftn5" text:note-class="footnote"><text:note-citation>5</text:note-citation><text:note-body><text:p text:style-name="P45">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87">&lt;pre&gt;</text:span><text:span text:style-name="T129"> element ispred tog </text:span><text:span text:style-name="T287">&lt;pre&gt;</text:span><text:span text:style-name="T129"> elementa u koji se ukucava asemblerski kod, te da u tom transparentnom </text:span><text:span text:style-name="T287">&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87">PicoBlaze.html</text:span><text:span text:style-name="T15"> bila su da su različiti internetski preglednici različito interpretirali CSS koji sam napisao. </text:span><text:span text:style-name="T16">Prvi od njih bilo je da su se </text:span><text:span text:style-name="T174">tooltipsi </text:span><text:span text:style-name="T16">koji se pojave kada korisnik prijeđe mišem preko gumba sa slikom (</text:span><text:span text:style-name="T174">play</text:span><text:span text:style-name="T16">, </text:span><text:span text:style-name="T174">pause</text:span><text:span text:style-name="T16">, </text:span><text:span text:style-name="T174">stop</text:span><text:span text:style-name="T16">, </text:span><text:span text:style-name="T174">single step</text:span><text:span text:style-name="T16"> i </text:span><text:span text:style-name="T174">fast forward</text:span><text:span text:style-name="T16">) dobro prikazivali u Firefoxu, ali su u Chromeu bili pomaknuti znatno u lijevo. Netko mi je na internetskom forumu predložio da to jednostavno mogu riješiti tako da u CSS pravila za gumbe dodam pravilo „</text:span><text:span text:style-name="T264">position: relative</text:span><text:span text:style-name="T16">”</text:span><text:span text:style-name="T16"><text:note text:id="ftn6" text:note-class="footnote"><text:note-citation>6</text:note-citation><text:note-body><text:p text:style-name="P45">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64">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93"> play, pause, fast forward</text:span><text:span text:style-name="T69"> i</text:span><text:span text:style-name="T193">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8">https://flatassembler.github.io/pacman.html</text:p></text:note-body></text:note></text:span><text:span text:style-name="T124"> nevidljive dok se na njih ne prijeđe mišem.</text:span><text:span text:style-name="T194">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95">layout</text:span><text:span text:style-name="T72"> se pokida kad se prijeđe u </text:span><text:span text:style-name="T195">lan</text:span><text:span text:style-name="T205">d</text:span><text:span text:style-name="T195">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5">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83">&lt;div&gt;</text:span><text:span text:style-name="T90"> element s brojevima linija i </text:span><text:span text:style-name="T283">&lt;pre&gt;</text:span><text:span text:style-name="T90"> element u koji se ukucava asemblerski kôd imaju različite prorede, tako da linije koda i oznake </text:span><text:span text:style-name="T93">brojeva</text:span><text:span text:style-name="T90"> linija nisu </text:span><text:span text:style-name="T197">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84">&lt;div&gt;</text:span><text:span text:style-name="T91"> element s brojevima linija ne </text:span><text:span text:style-name="T196">scrollira</text:span><text:span text:style-name="T91"> se zajedno s onim </text:span><text:span text:style-name="T284">&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96">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06">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12">Regbanks-Flags Test</text:span><text:span text:style-name="T143">”, naletio sam na još jedan problem sa sintaksnim bojanjem asemblerskog koda. Naime, on asemblerski kod:</text:span></text:p>
          <text:p text:style-name="P91">address 0</text:p>
          <text:p text:style-name="P91">load s0, 0</text:p>
          <text:p text:style-name="P91">load s0, a</text:p>
          <text:p text:style-name="P91">regbank a</text:p>
          <text:p text:style-name="P93">oboji ovako:</text:p>
          <text:p text:style-name="P95"><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62">a</text:span><text:span text:style-name="T7"> u naredbi „</text:span><text:span text:style-name="T262">load s0, a</text:span><text:span text:style-name="T7">” heksadekadska </text:span><text:span text:style-name="T144">je</text:span><text:span text:style-name="T7"> konstanta </text:span><text:span text:style-name="T145">(</text:span><text:span text:style-name="T289">a</text:span><text:span text:style-name="T145"> je heksadekadski 10)</text:span><text:span text:style-name="T7">, i treba biti obojena isto kao token </text:span><text:span text:style-name="T262">0</text:span><text:span text:style-name="T7"> u naredbi „</text:span><text:span text:style-name="T262">load s0, 0</text:span><text:span text:style-name="T7">”, a ne kao u „</text:span><text:span text:style-name="T262">regbank a</text:span><text:span text:style-name="T7">”, gdje je </text:span><text:span text:style-name="T262">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text:span></text:p>
          <text:p text:style-name="P96"><text:span text:style-name="T122">Dok sam pisao potprogram </text:span><text:span text:style-name="T286">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69">fetchati</text:span><text:span text:style-name="T7"> PicoBlazeove asemblerske programe s mog GitHub profila (s domene </text:span><text:span text:style-name="T262">raw.githubusercontent.com</text:span><text:span text:style-name="T7">) </text:span><text:span text:style-name="T24">iz JavaScripta koji se nalazi na mojoj web-stranici (na domeni </text:span><text:span text:style-name="T266">flatassembler.github.io</text:span><text:span text:style-name="T24">), da je to jedan od načina na koji TOR Browser štiti od </text:span><text:span text:style-name="T178">cross-site scripting</text:span><text:span text:style-name="T24"> napada. </text:span><text:span text:style-name="T25">Međutim, kada sam to </text:span><text:span text:style-name="T179">fetchanje</text:span><text:span text:style-name="T25"> primjera asemblerskih programa isprobao u TOR </text:span><text:soft-page-break/><text:span text:style-name="T25">Browseru, radilo je. </text:span><text:span text:style-name="T26">Otvorio sam </text:span><text:span text:style-name="T180">thread</text:span><text:span text:style-name="T26"> na forumu o tome</text:span><text:span text:style-name="T26"><text:note text:id="ftn9" text:note-class="footnote"><text:note-citation>9</text:note-citation><text:note-body><text:p text:style-name="P45">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75">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76">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77">innerHTML</text:span><text:span text:style-name="T82"> </text:span><text:span text:style-name="T83">(recimo, da u to umetne „</text:span><text:span text:style-name="T278">&lt;img src=</text:span><text:span text:style-name="T294">"X" onerror="alert('x')"&gt;</text:span><text:span text:style-name="T83">”)</text:span><text:span text:style-name="T82">. </text:span><text:span text:style-name="T83">Valjda ta odluka potječe iz vremena kada se JSON parsirao naredbom </text:span><text:span text:style-name="T278">eval</text:span><text:span text:style-name="T83">, </text:span><text:span text:style-name="T84">pa si uistinu mogao napraviti cross-site scripting napad tako da umetneš neispravan JSON (kakav naredba </text:span><text:span text:style-name="T279">JSON.parse</text:span><text:span text:style-name="T84">, koja se danas koristi za parsiranje JSON-a, ne bi prihvatila, </text:span><text:span text:style-name="T85">ali </text:span><text:span text:style-name="T280">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5">https://security.stackexchange.com/q/270915/249645</text:p></text:note-body></text:note></text:span><text:span text:style-name="T86">.</text:span></text:p>
        </text:list-item>
        <text:list-item>
          <text:p text:style-name="P86"><text:span text:style-name="T260">TreeNode.js</text:span><text:span text:style-name="T7"> – sadrži JavaScript klasu pod nazivom </text:span><text:span text:style-name="T260">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6"><text:span text:style-name="T260">assembler.js</text:span><text:span text:style-name="T7"> – radi semantičku provjeru asemblerskog koda (recimo, je li prvi argument naredbe </text:span><text:span text:style-name="T260">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60">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60">assembler.js</text:span><text:span text:style-name="T7"> i </text:span><text:span text:style-name="T260">simulator.js</text:span><text:span text:style-name="T7"> svoje rezultate ne vraćaju kao povratnu vrijednost funkcije, nego ih pišu u globalne varijable. Potprogram </text:span><text:span text:style-name="T260">assembler.js</text:span><text:span text:style-name="T7"> piše svoje rezultate u globalni objekt </text:span><text:span text:style-name="T260">machineCode</text:span><text:span text:style-name="T7">, odakle ih potprogram </text:span><text:span text:style-name="T260">simulator.js</text:span><text:span text:style-name="T7"> čita. </text:span><text:span text:style-name="T95">Riječ </text:span><text:span text:style-name="T198">assembler</text:span><text:span text:style-name="T95"> znači </text:span><text:span text:style-name="T198">sastavljač</text:span><text:span text:style-name="T95">, dolazi, preko francuskog, od latinskog </text:span><text:span text:style-name="T198">assimulare </text:span><text:span text:style-name="T95">(sastaviti), od </text:span><text:span text:style-name="T198">ad</text:span><text:span text:style-name="T95"> (na) i </text:span><text:span text:style-name="T198">s</text:span><text:span text:style-name="T204">i</text:span><text:span text:style-name="T198">m</text:span><text:span text:style-name="T204">u</text:span><text:span text:style-name="T198">l</text:span><text:span text:style-name="T95"> (</text:span><text:span text:style-name="T115">zajedno</text:span><text:span text:style-name="T95">).</text:span></text:p>
        </text:list-item>
        <text:list-item>
          <text:p text:style-name="P88"><text:span text:style-name="T260">parser.js</text:span><text:span text:style-name="T7"> – Parser (od latinskog</text:span><text:span text:style-name="T169"> pars</text:span><text:span text:style-name="T7">, </text:span><text:span text:style-name="T169">dio</text:span><text:span text:style-name="T7">)</text:span><text:span text:style-name="T169">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69">abstract syntax tree</text:span><text:span text:style-name="T7">, apstraktno sintaksno stablo. Kao objašnjenje zašto je to potrebno, uzmite u obzir sljedeću rečenicu iz Cezarovog </text:span><text:span text:style-name="T169">De Bello Gallico</text:span><text:span text:style-name="T7"> (koja je bila na županijskom natjecanju iz latinskog jezika 2016. godine, 6. svitak, 24. poglavlje):</text:span><text:span text:style-name="T169"> Ea, quae fertilissima totius Germaniae sunt, loca Graecis aliquibus </text:span><text:span text:style-name="T223">nota</text:span><text:span text:style-name="T169"> fama esse loquuntur. </text:span><text:span text:style-name="T7">S kojom je riječi povezana riječ</text:span><text:span text:style-name="T169"> nota </text:span><text:span text:style-name="T7">(poznata)? Ako znate samo malo latinskog, vjerojatno biste pomislili da je riječ </text:span><text:span text:style-name="T169">nota</text:span><text:span text:style-name="T7"> gramatički povezana s </text:span><text:span text:style-name="T169">fama</text:span><text:span text:style-name="T7"> (slava, glasina), da je to pleonazam i da riječ </text:span><text:span text:style-name="T169">nota</text:span><text:span text:style-name="T7"> treba zanemariti. No, to je krivo. Riječ </text:span><text:span text:style-name="T169">nota </text:span><text:span text:style-name="T7">povezana je s riječju </text:span><text:span text:style-name="T169">loca</text:span><text:span text:style-name="T7"> (mjesta, lokacije). Riječ </text:span><text:span text:style-name="T169">fama </text:span><text:span text:style-name="T7">je u ablativu jednine (ablativ je latinski padež koji odgovara hrvatskom lokativu, instrumentalu te genitivu u značenju </text:span><text:span text:style-name="T169">iz koga</text:span><text:span text:style-name="T7"> ili </text:span><text:span text:style-name="T169">iz čega</text:span><text:span text:style-name="T7">), a igrom slučaja na latinskom jeziku akuzativ množine u drugoj deklinaciji u srednjem rodu i ablativ jednine prve deklinacije imaju isti nastavak</text:span><text:span text:style-name="T169"> </text:span><text:span text:style-name="T7">(to jest, isti su u pisanom latinskom ako ne označavamo naglaske, inače je </text:span><text:span text:style-name="T169">a</text:span><text:span text:style-name="T7"> u nastavku u</text:span><text:span text:style-name="T169"> fama</text:span><text:span text:style-name="T7"> dugo, a u</text:span><text:span text:style-name="T169"> nota</text:span><text:span text:style-name="T7"> kratko). </text:span><text:span text:style-name="T37">R</text:span><text:span text:style-name="T7">ečenica znači:</text:span><text:span text:style-name="T169"> Kažu</text:span><text:span text:style-name="T7"> </text:span><text:span text:style-name="T169">(loquuntur)</text:span><text:span text:style-name="T7"> </text:span><text:span text:style-name="T169">da su (esse) ona (ea) mjesta, koja (quae) su (sunt) najplodnija (fertilissima) u cijeloj (totius) Germaniji, nekim (aliqu</text:span><text:span text:style-name="T170">i</text:span><text:span text:style-name="T169">bus) Grcima (Graecis) glasinom poznata.</text:span><text:span text:style-name="T7"> </text:span><text:span text:style-name="T61">Pridjev </text:span><text:span text:style-name="T191">fertilis</text:span><text:span text:style-name="T61"> (</text:span><text:span text:style-name="T191">plodan</text:span><text:span text:style-name="T61">) ima nepravilan superlativ</text:span><text:span text:style-name="T191"> fertilissimus</text:span><text:span text:style-name="T61"> umjesto</text:span><text:span text:style-name="T191"> fertillimus</text:span><text:span text:style-name="T61">, ne znam ima li još takvih pridjeva u latinskom jeziku</text:span><text:span text:style-name="T61"><text:note text:id="ftn11" text:note-class="footnote"><text:note-citation>11</text:note-citation><text:note-body><text:p text:style-name="P80">Otvorio sam pitanje o tome na forumu: <text:span text:style-name="T261">https://latin.stackexchange.com/q/21069/8533</text:span></text:p></text:note-body></text:note></text:span><text:span text:style-name="T61">.</text:span><text:span text:style-name="T191"> </text:span><text:soft-page-break/><text:span text:style-name="T10">Imenica </text:span><text:span text:style-name="T172">locus</text:span><text:span text:style-name="T10"> (mjesto) obično je muškog roda i množina joj je</text:span><text:span text:style-name="T172"> loci</text:span><text:span text:style-name="T10">, ali, kad označava neku površinu </text:span><text:span text:style-name="T11">(kao u ovom slučaju)</text:span><text:span text:style-name="T10">, onda je srednjeg roda i množina joj je</text:span><text:span text:style-name="T172"> loca</text:span><text:span text:style-name="T10">.</text:span><text:span text:style-name="T169"> </text:span><text:span text:style-name="T7">Glagol</text:span><text:span text:style-name="T169"> biti</text:span><text:span text:style-name="T7"> je jednom u prezentu (</text:span><text:span text:style-name="T169">sunt</text:span><text:span text:style-name="T7">), a jednom u infinitivu (</text:span><text:span text:style-name="T169">esse</text:span><text:span text:style-name="T7">), zbog jednog nevažnog detalja iz latinske sintakse koji se zove</text:span><text:span text:style-name="T169"> akuzativ s infinitivom</text:span><text:span text:style-name="T7">. Glagol</text:span><text:span text:style-name="T169"> loquuntur</text:span><text:span text:style-name="T7"> je takozvani deponentni glagol, morfološki je pasivan, a semantički aktivan (zato je nastavak </text:span><text:span text:style-name="T169">-untur</text:span><text:span text:style-name="T7">, a ne </text:span><text:span text:style-name="T169">-unt</text:span><text:span text:style-name="T7">). Pridjev</text:span><text:span text:style-name="T169"> totus</text:span><text:span text:style-name="T7"> (cijeli) ima nepravilni genitiv jednine na</text:span><text:span text:style-name="T169"> -ius </text:span><text:span text:style-name="T7">(</text:span><text:span text:style-name="T169">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73"> </text:span><text:span text:style-name="T14">postoje i u programskim jezicima, i u takvim bi rečenicima</text:span><text:span text:style-name="T7"> parser spojio riječi </text:span><text:span text:style-name="T169">nota</text:span><text:span text:style-name="T7"> i </text:span><text:span text:style-name="T169">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69"> Najplodnija Njemica...</text:span><text:span text:style-name="T7">, no to bi se već teško dalo objasniti kao rezultat pogrešnog parsiranja. Ta su se najplodnija mjesta u Germaniji nalazila oko nekakve šume. Kasnije je u tom tekstu bilo</text:span><text:span text:style-name="T169"> Ea (tamo = u toj šumi; </text:span><text:span text:style-name="T207">ea</text:span><text:span text:style-name="T132"> s kratkim </text:span><text:span text:style-name="T207">a</text:span><text:span text:style-name="T132"> je zamjenica </text:span><text:span text:style-name="T207">ona</text:span><text:span text:style-name="T132">, a </text:span><text:span text:style-name="T207">ea</text:span><text:span text:style-name="T132"> s dugim </text:span><text:span text:style-name="T207">a</text:span><text:span text:style-name="T132"> je prilog </text:span><text:span text:style-name="T207">tamo</text:span><text:span text:style-name="T169">) nascuntur (rađaju se) alces (sjeverni jeleni)...</text:span><text:span text:style-name="T7">, a ona je to navodno prevela s</text:span><text:span text:style-name="T169"> Ona rađa sjeverne jelene...</text:span><text:span text:style-name="T7">, a to opet nije stvar krivog parsiranja kad po morfologiji vidimo da je</text:span><text:span text:style-name="T169"> nascuntur</text:span><text:span text:style-name="T7"> pasiv i vidimo da je u množini </text:span><text:span text:style-name="T229">(</text:span><text:span text:style-name="T230">ra</text:span><text:span text:style-name="T202">đa</text:span><text:span text:style-name="T110"> </text:span><text:span text:style-name="T118">bi bilo</text:span><text:span text:style-name="T110"> </text:span><text:span text:style-name="T202">nascit</text:span><text:span text:style-name="T110">, </text:span><text:span text:style-name="T154">a ne </text:span><text:span text:style-name="T213">nascuntur</text:span><text:span text:style-name="T110">)</text:span><text:span text:style-name="T7">.</text:span><text:span text:style-name="T169"> </text:span><text:span text:style-name="T7">Parser za asemblerski jezik bio je mnogo lakši za napisati nego parser za AEC, moj programski jezik. Parser za moj programski jezik</text:span><text:span text:style-name="T258"><text:note text:id="ftn12" text:note-class="footnote"><text:note-citation>12</text:note-citation><text:note-body><text:p text:style-name="P44">https://raw.githubusercontent.com/FlatAssembler/AECforWebAssembly/master/parser.cpp</text:p></text:note-body></text:note></text:span><text:span text:style-name="T7"> dugačak je 950 redaka, dok datoteka </text:span><text:span text:style-name="T260">parser.js</text:span><text:span text:style-name="T7"> sadrži 125 redaka. Zapravo, jedino što je nužno parsirati u asembleru za PicoBlaze jesu aritmetički izrazi. Algoritam napisan u datoteci </text:span><text:span text:style-name="T260">parser.js</text:span><text:span text:style-name="T7"> ide ovako:</text:span></text:p>
          <text:list>
            <text:list-item>
              <text:p text:style-name="P89"><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60">parser.js</text:span><text:span text:style-name="T7"> zato za svaki par zagrada umeće čvor s tekstom </text:span><text:span text:style-name="T260">()</text:span><text:span text:style-name="T7">, i njegova su djeca (polje </text:span><text:span text:style-name="T260">children</text:span><text:span text:style-name="T7"> iz klase </text:span><text:span text:style-name="T260">TreeNode</text:span><text:span text:style-name="T7">) niz koji vrati rekurzija.</text:span></text:p>
            </text:list-item>
            <text:list-item>
              <text:p text:style-name="P89"><text:span text:style-name="T7">Prolazi kroz niz koji ti je dao tokenizer i za svaku riječ provjeri nalazi li se na popisu mnemonika (tako se tradicionalno zovu glagoli u asemblerskom jeziku</text:span><text:span text:style-name="T258"><text:note text:id="ftn13" text:note-class="footnote"><text:note-citation>13</text:note-citation><text:note-body><text:p text:style-name="Footnote"><text:span text:style-name="T1">Navodno se tako zovu jer ih je lakše zapamtiti </text:span><text:span text:style-name="T231">nego</text:span><text:span text:style-name="T1"> nizove nula </text:span><text:span text:style-name="T231">i</text:span><text:span text:style-name="T1"> jedinica u strojnom jeziku, od starogrčkog </text:span><text:span text:style-name="T232">μνημονικος</text:span><text:span text:style-name="T1"> (</text:span><text:span text:style-name="T232">mnemonikos</text:span><text:span text:style-name="T1">) što znači </text:span><text:span text:style-name="T232">pamćenje</text:span><text:span text:style-name="T234">. Morate se naviknuti da je informatika prepuna besmislenih imena. Uzmite u obzir </text:span><text:span text:style-name="T235">i</text:span><text:span text:style-name="T234"> da je ime </text:span><text:span text:style-name="T232">digitalna elektronika</text:span><text:span text:style-name="T234"> poprilično besmisleno, ono se prevodi kao </text:span><text:span text:style-name="T233">prst-jantar</text:span><text:span text:style-name="T234">. Nekome bi u antici, tko zna latinski </text:span><text:span text:style-name="T235">i</text:span><text:span text:style-name="T234">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60">PicoBlaze.html</text:span><text:span text:style-name="T7">. Ako se riječ na koju si upravo naišao nalazi jednom od tih popisa, a nije da je riječ jednaka </text:span><text:span text:style-name="T260">enable</text:span><text:span text:style-name="T7"> ili </text:span><text:span text:style-name="T260">disable</text:span><text:span text:style-name="T7"> i da je dužina niza jednaka jedinici (jer </text:span><text:span text:style-name="T260">enable</text:span><text:span text:style-name="T7"> i </text:span><text:span text:style-name="T260">disable</text:span><text:span text:style-name="T7">, osim što mogu biti glagoli, mogu biti i, recimo to tako, prilozi glagola </text:span><text:span text:style-name="T260">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9"><text:span text:style-name="T7">Parsiraj aritmetičke izraze. Prvo se baktaj s unarnim operatorima, njih se detektira kao tokeni </text:span><text:span text:style-name="T260">+</text:span><text:span text:style-name="T7"> (plus) i </text:span><text:span text:style-name="T260">–</text:span><text:span text:style-name="T7"> (minus) ispred kojih se ne nalazi ništa (prvi token u nizu), ili se ispred njih nalaze tokeni </text:span><text:span text:style-name="T260">,</text:span><text:span text:style-name="T7"> (zarez), </text:span><text:span text:style-name="T260">(</text:span><text:span text:style-name="T7"> (otvorena zagrada) ili token koji sadrži znak za novi red. Zatim konstruiraj </text:span><text:soft-page-break/><text:span text:style-name="T7">lambda-funkciju </text:span><text:span text:style-name="T260">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60">^</text:span><text:span text:style-name="T7">, jer on ima najveći prioritet, zatim se poziva za operatore množenja i dijeljenja, </text:span><text:span text:style-name="T260">*</text:span><text:span text:style-name="T7"> i </text:span><text:span text:style-name="T260">/</text:span><text:span text:style-name="T7">, te konačno za zbrajanje i oduzimanje, </text:span><text:span text:style-name="T260">+</text:span><text:span text:style-name="T7"> i </text:span><text:span text:style-name="T260">-</text:span><text:span text:style-name="T7">. Parser za moj programski jezik mora paziti na razliku između lijevo-asocijativnih operatora i desno-asocijativnih operatora </text:span><text:span text:style-name="T89">(kao što su ternarni uvjetni operator </text:span><text:span text:style-name="T282">?:</text:span><text:span text:style-name="T89">, operator pridruživanja </text:span><text:span text:style-name="T282">:=</text:span><text:span text:style-name="T89"> i skraćena pridruživanja </text:span><text:span text:style-name="T282">+=</text:span><text:span text:style-name="T89">, </text:span><text:span text:style-name="T282">-=</text:span><text:span text:style-name="T89">, </text:span><text:span text:style-name="T282">*=</text:span><text:span text:style-name="T89"> i </text:span><text:span text:style-name="T282">/=</text:span><text:span text:style-name="T89">)</text:span><text:span text:style-name="T7">. No, budući da su svi aritmetički operatori lijevo-asocijativni, to</text:span><text:span text:style-name="T226"> </text:span><text:span text:style-name="T228">u </text:span><text:span text:style-name="T159">parseru za asemblerski jezik</text:span><text:span text:style-name="T226"> </text:span><text:span text:style-name="T7">nije potrebno.</text:span></text:p>
            </text:list-item>
          </text:list>
        </text:list-item>
      </text:list>
      <text:p text:style-name="P42"><text:span text:style-name="T7">Na kraju bismo trebali dobiti asemblerski kod u obliku LISP-ovog S-izraza, koje JavaScript u <text:s/>datoteci </text:span><text:span text:style-name="T260">PicoBlaze.html</text:span><text:span text:style-name="T7"> za potrebe traženja grešaka u asembleru ispisuje na preglednikovu konzolu JavaScriptinom naredbom </text:span><text:span text:style-name="T260">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01">Fofeu</text:span><text:span text:style-name="T201"><text:note text:id="ftn14" text:note-class="footnote"><text:note-citation>14</text:note-citation><text:note-body><text:p text:style-name="P45">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62">enable</text:span><text:span text:style-name="T7"> i </text:span><text:span text:style-name="T262">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5">https://languagedesign.stackexchange.com/q/1679/330</text:p></text:note-body></text:note></text:span><text:span text:style-name="T7">.</text:span></text:p>
      <text:list xml:id="list105610268246046" text:continue-numbering="true" text:style-name="WWNum1">
        <text:list-item>
          <text:p text:style-name="P86"><text:span text:style-name="T260">preprocessor.js</text:span><text:span text:style-name="T7"> – Prima strukturu koju pravi parser i određuje adrese labelsa (labelsi su oznake na koje je moguće skočiti naredbom </text:span><text:span text:style-name="T260">goto</text:span><text:span text:style-name="T7">, ili, kako se u assemblerskom jeziku zove ta naredba, </text:span><text:span text:style-name="T260">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60">int 0x3</text:span><text:span text:style-name="T7"> (u doba DOS-a služila za pozivanje debuggera) ima 8 bitova (u heksadekadskom formatu je </text:span><text:span text:style-name="T260">cc</text:span><text:span text:style-name="T7">), dok</text:span><text:span text:style-name="T260"> int 0x20</text:span><text:span text:style-name="T7"> (u doba prvih verzija DOS-a služila za zatvaranje programa) ima 16 bitova (u heksadekadskom formatu je </text:span><text:span text:style-name="T260">20cd</text:span><text:span text:style-name="T7">), a </text:span><text:span text:style-name="T260">mov rax,[3*rbx+7]</text:span><text:span text:style-name="T7"> ima 40 bitova (heksadekadski </text:span><text:span text:style-name="T260">8b485b440007</text:span><text:span text:style-name="T7">). Potprogram </text:span><text:span text:style-name="T260">preprocessor.js</text:span><text:span text:style-name="T7"> također izvršava i sprema rezultate direktiva </text:span><text:span text:style-name="T260">constant</text:span><text:span text:style-name="T7"> i </text:span><text:span text:style-name="T260">namereg</text:span><text:span text:style-name="T7"> (za preimenovanje registara u smislene nazive) u </text:span><text:span text:style-name="T260">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69"> Only PERL can parse PERL.</text:span><text:span text:style-name="T7">.</text:span><text:span text:style-name="T169"> </text:span><text:span text:style-name="T7">Potprogram </text:span><text:span text:style-name="T260">preprocessor.js</text:span><text:span text:style-name="T7"> ima 140 redaka.</text:span></text:p>
          <text:p text:style-name="P97"><text:span text:style-name="T7">Compiler za moj programski jezik nema pretprocesor. Jedino u njemu što bi donekle podsjećalo na pretprocesor je to što driver, ako su prve dvije riječi u nizu koji vrati tokenizer „</text:span><text:span text:style-name="T262">#target WASI</text:span><text:span text:style-name="T7">” ili „</text:span><text:span text:style-name="T262">#targe</text:span><text:span text:style-name="T267">t</text:span><text:span text:style-name="T262"> browser</text:span><text:span text:style-name="T7">”, postavlja da globalna varijabla </text:span><text:span text:style-name="T262">compilation_target</text:span><text:span text:style-name="T7"> bude jednaka </text:span><text:soft-page-break/><text:span text:style-name="T7">toj drugoj riječi, i onda izbriše te prve dvije riječi iz niza (prije nego što ga preda parseru). </text:span><text:span text:style-name="T34">Budući da tokenizer briše komentare, prije rečenice „</text:span><text:span text:style-name="T267">#target WASI</text:span><text:span text:style-name="T34">” ili „</text:span><text:span text:style-name="T267">#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81">browser</text:span><text:span text:style-name="T34">) i WASI (</text:span><text:span text:style-name="T181">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67">$stack_pointer</text:span><text:span text:style-name="T34">. To je, dakle, bio </text:span><text:span text:style-name="T181">quick-and-dirty fix</text:span><text:span text:style-name="T34"> da se moj compiler može koristiti ako ciljamo WASI.</text:span></text:p>
        </text:list-item>
        <text:list-item>
          <text:p text:style-name="P86"><text:span text:style-name="T260">simulator.js</text:span><text:span text:style-name="T7"> – Taj se potprogram pokreće u zasebnoj dretvi kad pritisnemo tipku </text:span><text:span text:style-name="T169">play</text:span><text:span text:style-name="T7"> ili </text:span><text:span text:style-name="T169">fast forward</text:span><text:span text:style-name="T7">, a u istoj dretvi ako pritisnemo tipku </text:span><text:span text:style-name="T169">single step</text:span><text:span text:style-name="T7">. On čita strojni kod u heksadekadskom obliku koji je u globalni objekt </text:span><text:span text:style-name="T260">machineCode</text:span><text:span text:style-name="T7"> (deklariran u </text:span><text:span text:style-name="T260">PicoBlaze.html</text:span><text:span text:style-name="T7">) upisao potprogram </text:span><text:span text:style-name="T260">assembler.js</text:span><text:span text:style-name="T7">, te simulira PicoBlaze pišući i čitajući iz memorije (globalni objekt </text:span><text:span text:style-name="T260">memory</text:span><text:span text:style-name="T7"> tipa </text:span><text:span text:style-name="T260">Uint8Array</text:span><text:span text:style-name="T7"> deklariran u </text:span><text:span text:style-name="T260">PicoBlaze.html</text:span><text:span text:style-name="T7">), registara (niz, zvan</text:span><text:span text:style-name="T260"> registers</text:span><text:span text:style-name="T7">,</text:span><text:span text:style-name="T260"> </text:span><text:span text:style-name="T7">od dva globalna objekta tipa <text:s/></text:span><text:span text:style-name="T260">Uint8Array</text:span><text:span text:style-name="T7"> deklarirana u <text:s/></text:span><text:span text:style-name="T260">PicoBlaze.html</text:span><text:span text:style-name="T7">, te globalna varijabla </text:span><text:span text:style-name="T260">PC</text:span><text:span text:style-name="T7">, </text:span><text:span text:style-name="T219">program counter</text:span><text:span text:style-name="T161">, koja pokazuje na naredbu u memoriji koja se trenutno izvršava</text:span><text:span text:style-name="T7">) i zastavica (gloablnih nizova </text:span><text:span text:style-name="T260">flagC</text:span><text:span text:style-name="T7">, </text:span><text:span text:style-name="T260">flagZ</text:span><text:span text:style-name="T7"> te globalnih varijabli </text:span><text:span text:style-name="T260">flagIE</text:span><text:span text:style-name="T7"> i </text:span><text:span text:style-name="T260">regbank</text:span><text:span text:style-name="T7">), pišući u izlaze (globalni objekt </text:span><text:span text:style-name="T260">output</text:span><text:span text:style-name="T7">), čitajući, koristeći DOM, ulaze iz one tablice s 256 HTML-ovih </text:span><text:span text:style-name="T260">input</text:span><text:span text:style-name="T7">-a, te upravljajući stogom </text:span><text:span text:style-name="T260">callStack</text:span><text:span text:style-name="T7">. Naknadno je dodano da za svaku naredbu provjerava je li na njoj breakpoint </text:span><text:span text:style-name="T87">(to je moguće tako što globalni objekt </text:span><text:span text:style-name="T281">machineCode</text:span><text:span text:style-name="T87">, osim heksadekadskih stringova koji predstavljaju naredbe u strojnom kodu, sadrži i redni broj linije asemblerskog koda odakle naredbe dolaze, pa potprogram </text:span><text:span text:style-name="T281">simulator.js</text:span><text:span text:style-name="T87"> može provjeriti nalazi li se redni broj linije asemblerskog koda odakle dolazi trenutna naredba strojnog koda u globalnom nizu </text:span><text:span text:style-name="T281">breakpoints</text:span><text:span text:style-name="T87">)</text:span><text:span text:style-name="T7">. Potprogram </text:span><text:span text:style-name="T260">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69">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8"><text:span text:style-name="T7">Pri pisanju </text:span><text:span text:style-name="T262">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69">regbank</text:span><text:span text:style-name="T7">, da li zadržavaju svoj sadržaj ili postoje zasebne zastavice za svaki </text:span><text:span text:style-name="T169">regbank </text:span><text:span text:style-name="T7">(kao na računalu Z80, koji je po mnogo čemu sličan PicoBlazeu, ali o njemu ima daleko više informacija na internetu). Odlučio sam u </text:span><text:span text:style-name="T262">simulator.js</text:span><text:span text:style-name="T7"> uprogramirati da za svaki </text:span><text:span text:style-name="T169">regbank</text:span><text:span text:style-name="T7"> postoje zasebne zastavice </text:span><text:span text:style-name="T42">(kao na Z80)</text:span><text:span text:style-name="T7">, </text:span><text:span text:style-name="T39">a ispod tablice sa zastavicima napisati napomenu „</text:span><text:span text:style-name="T183">I have good reasons to think the emulation of flags is unrealistic, especially when it comes to REGBANKs.</text:span><text:span text:style-name="T39">”</text:span><text:span text:style-name="T7">. </text:span><text:span text:style-name="T101">Također sam naletio na problem da sam i u </text:span><text:span text:style-name="T285">assembler.js</text:span><text:span text:style-name="T101"> i </text:span><text:span text:style-name="T103">u</text:span><text:span text:style-name="T101"> </text:span><text:span text:style-name="T285">simulator.js</text:span><text:span text:style-name="T101"> uprogramirao krivi </text:span><text:span text:style-name="T199">opcode</text:span><text:span text:style-name="T101"> za mnemoniku </text:span><text:span text:style-name="T285">star</text:span><text:span text:style-name="T101"> (</text:span><text:span text:style-name="T217">st</text:span><text:span text:style-name="T199">ore </text:span><text:span text:style-name="T217">ar</text:span><text:span text:style-name="T199">gument</text:span><text:span text:style-name="T101">, stavi podatak u registar u drugoj </text:span><text:span text:style-name="T199">regbanki</text:span><text:span text:style-name="T101">, </text:span><text:span text:style-name="T148">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00">Binary to Decimal</text:span><text:span text:style-name="T102"> pokrenuo na pravom PicoBlazeu </text:span><text:span text:style-name="T147">(usporedio sam heksadekadsku datoteku koju ispisuje moj asembler i heksadekadsku datoteku koju ispisuje Xilinxov asembler)</text:span><text:span text:style-name="T102">.</text:span></text:p>
        </text:list-item>
        <text:list-item>
          <text:p text:style-name="P86"><text:span text:style-name="T260">tokenizer.js</text:span><text:span text:style-name="T7"> – Tokenizer je dio compilera koji kaže drugim dijelovima compilera gdje završava koja riječ, a gdje počinje druga, u programskom jeziku. Riječi u programskom jeziku zovu se tokeni (engleski </text:span><text:span text:style-name="T169">token</text:span><text:span text:style-name="T7"> izvan svijeta informatike znači </text:span><text:span text:style-name="T169">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69">hiragana</text:span><text:span text:style-name="T7">, </text:span><text:span text:style-name="T169">katakana</text:span><text:span text:style-name="T7"> i </text:span><text:span text:style-name="T169">kandži</text:span><text:span text:style-name="T7">. </text:span><text:span text:style-name="T169">Kandži</text:span><text:span text:style-name="T7"> su kineski znakovi i koriste se za pisanje korijena riječi </text:span><text:span text:style-name="T28">(i izvorno japanskih riječi i ranih posuđenica iz kineskog)</text:span><text:span text:style-name="T7">. </text:span><text:span text:style-name="T169">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text:span><text:soft-page-break/><text:span text:style-name="T28">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69">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60">tokenizer.js</text:span><text:span text:style-name="T7"> ima 95 linija. Tokenizer za moj programski jezik</text:span><text:span text:style-name="T258"><text:note text:id="ftn16" text:note-class="footnote"><text:note-citation>16</text:note-citation><text:note-body><text:p text:style-name="P44">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69">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60">\”</text:span><text:span text:style-name="T7">...), dok tokenizer za PicoBlazeov asembler ne mora. U compileru za moj programski jezik tokenizer zamjenjuje tokene poput </text:span><text:span text:style-name="T260">'a'</text:span><text:span text:style-name="T7"> odgovarajućim ASCII vrijednostima (što možda i nije bila dobra ideja, jer poruke o pogreškama tipa</text:span><text:span text:style-name="T169"> unexpected token </text:span><text:span text:style-name="T7">zbog toga mogu biti nejasne), u asembleru za PicoBlaze to radi potprogram </text:span><text:span text:style-name="T260">TreeNode.js</text:span><text:span text:style-name="T7">.</text:span></text:p>
          <text:p text:style-name="P99"><text:span text:style-name="T7">Kada sam pisao primjer PicoBlaze asemblerskog programa zvan „</text:span><text:span text:style-name="T169">Regbanks-Flags Test</text:span><text:span text:style-name="T7">”, naletio sam na idući problem. Programi kao što je ovaj:</text:span></text:p>
          <text:p text:style-name="P92">address 0</text:p>
          <text:p text:style-name="P92">load s9, " "</text:p>
          <text:p text:style-name="P90"><text:span text:style-name="T138">Prva naredba znači „</text:span><text:span text:style-name="T209">Počni pisati strojni kod od adrese 0.</text:span><text:span text:style-name="T138">” (i svaki PicoBlaze asemblerski program mora počinjati takvom naredbom), a druga naredba znaći „</text:span><text:span text:style-name="T209">U registar </text:span><text:span text:style-name="T293">s9</text:span><text:span text:style-name="T209"> učitaj ASCII vrijednost razmaka.</text:span><text:span text:style-name="T138">”. Kad sam svom PicoBlaze simulatoru zadao da to asemblira, dobio sam ovakvu poruku o pogrešci: „</text:span><text:span text:style-name="Emphasis"><text:span text:style-name="T224">Line </text:span></text:span><text:span text:style-name="Emphasis"><text:span text:style-name="T225">#2</text:span></text:span><text:span text:style-name="Emphasis"><text:span text:style-name="T224">: The AST node "load" should have exactly three child nodes (a comma is also a child node).</text:span></text:span><text:span text:style-name="T138">”. To sam na brzinu riješio tako što sam umjesto druge naredbe napisao:</text:span></text:p>
          <text:p text:style-name="P92">load s9, 20 ;Space</text:p>
          <text:p text:style-name="P94">Naime, 20 je heksadekadski ASCII kod od razmaka. Pretpostav<text:span text:style-name="T363">io sam odmah</text:span> da se programi kao što je onaj koji sam napisao gore ne daju asemblirati zbog nekog buga u tokenizeru, ali nisam točnije dijagnosticirao problem. <text:span text:style-name="T363">Tek sam sutradan uspio točnije dijagnosticirati i riješiti problem. Trebalo mi je malo vremena da se prisjetim kako program koji sam napisao tri godine ranije funkcionira.</text:span></text:p>
        </text:list-item>
      </text:list>
      <text:p text:style-name="P28"><text:span text:style-name="T7">Osim tih datoteka, u GitHub repozitoriju nalaze se slike napravljene u GIMP-u (Linuxov Paint) i Inkscapeu (Linuxov Publisher) te primjeri programa za PicoBlaze koje je moguće dohvatiti klikajući na </text:span><text:span text:style-name="T169">examplese</text:span><text:span text:style-name="T7">. Slike koje predstavljaju </text:span><text:span text:style-name="T169">play</text:span><text:span text:style-name="T7">, </text:span><text:span text:style-name="T169">pause</text:span><text:span text:style-name="T7">, </text:span><text:span text:style-name="T169">stop</text:span><text:span text:style-name="T7">, </text:span><text:span text:style-name="T169">fast forward</text:span><text:span text:style-name="T7"> i </text:span><text:span text:style-name="T169">single step</text:span><text:span text:style-name="T7"> su u SVG formatu i uređivane u Inkscapeu. Ikona za </text:span><text:span text:style-name="T169">Assembler Test</text:span><text:span text:style-name="T7"> u GIF je formatu i uređivana u GIMP-u. Ikone za primjer </text:span><text:span text:style-name="T169">Hexadecimal Counter</text:span><text:span text:style-name="T7"> te ikona koja predstavlja točku prekida (</text:span><text:span text:style-name="T169">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9"><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5">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76">More people have been to Russia than I have.</text:span><text:span text:style-name="T19">”, „</text:span><text:span text:style-name="T176">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text:span><text:soft-page-break/><text:span text:style-name="T19">sve sintaksne greške. Primijetite da je ovo posve druga vrsta besmislice nego Chomskyjeva rečenica „</text:span><text:span text:style-name="T176">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76">Omne homo habens asinum videt illum.</text:span><text:span text:style-name="T19">”, nju je teško gramatički analizirati, ali, po njemu, svatko tko govori latinski složit će se da je to gramatički ispravna rečenica i da znači „</text:span><text:span text:style-name="T176">Ne posjeduješ magarca ako ga ne vidiš.</text:span><text:span text:style-name="T19">”. Govornici engleskog jezika ne slažu se što znači „</text:span><text:span text:style-name="T176">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82">Omne homo habens asinum videt illum.</text:span><text:span text:style-name="T38">” postojati u programskim jezicima</text:span><text:span text:style-name="T38"><text:note text:id="ftn18" text:note-class="footnote"><text:note-citation>18</text:note-citation><text:note-body><text:p text:style-name="P78">Korisnik StackExchangea <text:span text:style-name="T310">kaya3</text:span><text:span text:style-name="T330"> misli da se re</text:span><text:span text:style-name="T245">čenice kao što je „</text:span><text:span text:style-name="T238">Omne homo habens asinum videt illum.</text:span><text:span text:style-name="T245">” mogu napraviti u Rustu i u drugim programskim jezicima koji podržavaju </text:span><text:span text:style-name="T238">pattern-matching</text:span><text:span text:style-name="T245">: </text:span><text:span text:style-name="T296">https://languagedesign.stackexchange.com/a/1463/330</text:span></text:p></text:note-body></text:note></text:span><text:span text:style-name="T38">, ali rečenice kao što su „</text:span><text:span text:style-name="T182">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77">More people have been to Russia than I have.</text:span><text:span text:style-name="T20">”, </text:span><text:span text:style-name="T38">iako su takve rečenice moguće u višim programskim jezicima</text:span><text:span text:style-name="T20">.</text:span></text:p>
      <text:p text:style-name="P38"><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68">?:</text:span><text:span text:style-name="T268"><text:note text:id="ftn19" text:note-class="footnote"><text:note-citation>19</text:note-citation><text:note-body><text:p text:style-name="P45">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68">?:</text:span><text:span text:style-name="T43"> u PHP-u skraćeno pišu </text:span><text:span text:style-name="T185">else-if</text:span><text:span text:style-name="T43"> izrazi)</text:span><text:span text:style-name="T43"><text:note text:id="ftn20" text:note-class="footnote"><text:note-citation>20</text:note-citation><text:note-body><text:p text:style-name="P45">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5">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84">rici</text:span><text:span text:style-name="T184"><text:note text:id="ftn22" text:note-class="footnote"><text:note-citation>22</text:note-citation><text:note-body><text:p text:style-name="P45">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69">d = 0 ? 0 : n / d</text:span></text:span><text:span text:style-name="T44">” (ako je varijabla </text:span><text:span text:style-name="T269">d</text:span><text:span text:style-name="T44"> jednaka nuli; </text:span><text:span text:style-name="T269">=</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69">n / d</text:span><text:span text:style-name="T44">” </text:span><text:span text:style-name="T46">(treći operand)</text:span><text:span text:style-name="T44"> izračunava prije nego </text:span><text:span text:style-name="T49">što se izračunava</text:span><text:span text:style-name="T44"> „</text:span><text:span text:style-name="T269">d = 0</text:span><text:span text:style-name="T44">” </text:span><text:span text:style-name="T46">(prvi operand)</text:span><text:span text:style-name="T44">. </text:span><text:span text:style-name="T46">Pa mi je </text:span><text:span text:style-name="T186">kaya3</text:span><text:span text:style-name="T46"> odgovorio da je jedna od stvari na koju moramo paziti kad implementiramo </text:span><text:span text:style-name="T270">?:</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1">Program kojim sam to isprobao dostupan je na mom GitHub profilu: <text:span text:style-name="T261">https://github.com/FlatAssembler/AECforWebAssembly/issues/19#issue-1751055396</text:span></text:p></text:note-body></text:note></text:span><text:span text:style-name="T46">. </text:span><text:span text:style-name="T47">On je ispisivao ovakvu poruku o pogrešci:</text:span></text:p>
      <text:p text:style-name="P37"><text:span text:style-name="Source_20_Text"><text:span text:style-name="T271">Line 10, Column 29, Internal compiler error: Some part of the compiler attempted to compile an array with size less than 1, which doesn't make sense. Throwing an exception!</text:span></text:span></text:p>
      <text:p text:style-name="P39"><text:span text:style-name="Source_20_Text"><text:span text:style-name="T47">A u programu koji sam mu zadao da compilira nigdje nema </text:span></text:span><text:span text:style-name="Source_20_Text"><text:span text:style-name="T187">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88">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72">?:</text:span></text:span><text:span text:style-name="Source_20_Text"><text:span text:style-name="T54"> </text:span></text:span><text:span text:style-name="Source_20_Text"><text:span text:style-name="T189">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90">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10">Time flies like an arrow.</text:span>” (Je li <text:span text:style-name="T310">flies</text:span> ovdje glagol ili imenica? Je li <text:span text:style-name="T310">like</text:span> ovdje glagol ili veznik? <text:span text:style-name="T329">O tome ovisi kako ćemo parsirati tu rečenicu.</text:span>). Za <text:soft-page-break/>takve programske jezike compileri između tokenizera i parsera imaju leksički analizer, koji parseru naznačuje koja je riječ koje vrste. Takve su rečenice moguće u C-u i C++-u, i to je poznato kao <text:span text:style-name="T310">typedef problem</text:span>. O<text:span text:style-name="T319">n je pojava da, </text:span><text:span text:style-name="T325">izvan konteksta</text:span><text:span text:style-name="T319">, </text:span><text:span text:style-name="T320">prvi*drugi;</text:span><text:span text:style-name="T319"> (točka-zarez je dio izraza) može značiti i „</text:span><text:span text:style-name="T322">Deklariraj pokazivač koji se zove 'drugi' koji će pokazivati na instancu klase ili strukture koja se zove 'prvi'.</text:span><text:span text:style-name="T319">”, ali može značiti i „</text:span><text:span text:style-name="T322">Uzmi vrijednosti varijabli koje se zovu 'prvi' i 'drugi', pomnoži ih, stavi rezultat na sistemski stog i onda ga zanemari.</text:span><text:span text:style-name="T319">”. Drugo značenje je, naravno, besmisleno (zanemarimo li da se operator množenja </text:span><text:span text:style-name="T321">*</text:span><text:span text:style-name="T319"> u C++-u može preopteretiti u nešto sa side-effectsima), ali je gramatički moguće. </text:span><text:span text:style-name="T324">Rečenice tipa „</text:span><text:span text:style-name="T323">Time flies like an arrow.</text:span><text:span text:style-name="T324">” nisu moguće niti na </text:span><text:span text:style-name="T326">PicoBlazeovom</text:span><text:span text:style-name="T324"> asemblerskom jeziku </text:span><text:span text:style-name="T326">(osim </text:span><text:span text:style-name="T328">što one</text:span><text:span text:style-name="T326"> riječi </text:span><text:span text:style-name="T327">enable</text:span><text:span text:style-name="T326"> i </text:span><text:span text:style-name="T327">disable</text:span><text:span text:style-name="T326"> mogu biti i glagoli i prilozi, ali to se trivijalno riješi u parseru)</text:span><text:span text:style-name="T324"> niti u mom programskom jeziku </text:span><text:span text:style-name="T325">(barem se nadam da je tako)</text:span><text:span text:style-name="T324">, zato ni u PicoBlaze Simulator ni u compiler za svoj programski jezik nisam ugradio leksički analizer.</text:span></text:p>
      <text:p text:style-name="P9"/>
      <text:p text:style-name="P4">Primjeri programa za PicoBlaze</text:p>
      <text:p text:style-name="P30"><text:span text:style-name="T7">Web-aplikacija nudi </text:span><text:span text:style-name="T135">sedam</text:span><text:span text:style-name="T7"> primjera programa za PicoBlaze. Oni se nalaze, kao i njihov popis u JSON formatu, na autorovom GitHub profilu, te ih potprogram </text:span><text:span text:style-name="T260">PicoBlaze.html</text:span><text:span text:style-name="T7"> dohvaća koristeći JavaScriptinu naredbu </text:span><text:span text:style-name="T260">fetch</text:span><text:span text:style-name="T7">. Prvi se primjer zove </text:span><text:span text:style-name="T169">Fibonacci Sequence</text:span><text:span text:style-name="T7">. On ispisuje Fibonaccijeve brojeve koji stanu u jedan byte (koliko su veliki PicoBlazeovi registri, svih 32), dakle, manje od 256. One koje se mogu prikazati u BCD (</text:span><text:span text:style-name="T169">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60">return</text:span><text:span text:style-name="T7">,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0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7">Program </text:span><text:span text:style-name="T169">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69">Gray Code</text:span><text:span text:style-name="T7"> koristi algoritam opisan na engleskoj Wikipediji, te se vrti u beskonačnoj petlji čitajući s ulaza. Ima 25 redaka. Program </text:span><text:span text:style-name="T169">Assembler Test</text:span><text:span text:style-name="T7"> je besmislen program koji koristi sve naredbe koje podržava assembler za PicoBlaze, da bude lakše testirati assembler. </text:span><text:span text:style-name="T160">Ako se pokrene u simulatoru, vrti se u beskonačnoj petlji.</text:span><text:span text:style-name="T7"> Ima 83 reda.</text:span></text:p>
      <text:p text:style-name="P32"><draw:frame draw:style-name="fr1" draw:name="Frame1" text:anchor-type="char" svg:width="2.5854in" draw:z-index="4"><draw:text-box fo:min-height="2.1146in"><text:p text:style-name="P7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07">Slika</text:span> <text:sequence text:ref-name="refText0" text:name="Text" text:formula="ooow:Text+1" style:num-format="1">1</text:sequence>: Program "Assembler Test" besmislen je program koji se dobije uz moj simulator PicoBlazea, <text:span text:style-name="T308">njemu</text:span> je <text:span text:style-name="T308">jedini</text:span> cilj ispoljiti greške u asembleru ukoliko one postoje.</text:p></draw:text-box></draw:frame><text:soft-page-break/></text:p>
      <text:p text:style-name="P31"><text:span text:style-name="T7">Naknadno su dodani primjeri </text:span><text:span text:style-name="T169">Binary to Decimal</text:span><text:span text:style-name="T7"> i </text:span><text:span text:style-name="T169">Hexadecimal Counter</text:span><text:span text:style-name="T161">. </text:span><text:span text:style-name="T219">Binary to Decimal</text:span><text:span text:style-name="T16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22">Binary to Decimal</text:span><text:span text:style-name="T167"> ima 54 retka. Isprobao sam ga na pravom PicoBlazeu i radio je. On koristi regbankse i zastavice, ali ne oslanja se na neku pretpostavku o tome kako se zastavice ponašaju kad se promijeni regbank, tako da to nije dokaz da </text:span><text:span text:style-name="T168">je</text:span><text:span text:style-name="T167"> emulacija zastavica </text:span><text:span text:style-name="T168">u mom simulatoru</text:span><text:span text:style-name="T167"> realistična </text:span><text:span text:style-name="T168">što se tiče</text:span><text:span text:style-name="T167"> regbank</text:span><text:span text:style-name="T168">sa</text:span><text:span text:style-name="T167">.</text:span></text:p>
      <text:p text:style-name="P31"><draw:frame draw:style-name="fr1" draw:name="Frame4" text:anchor-type="char" svg:width="2.5425in" draw:z-index="10"><draw:text-box fo:min-height="1.4055in"><text:p text:style-name="P7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19">Hexadecimal Counter </text:span><text:span text:style-name="T161">besmislen je program koji pali i gasi LED-ice te prikazuje heksadecimalne brojeve na 7-segmentnim pokaznicima. Nakon svih tih primjera dodan je i primjer </text:span><text:span text:style-name="T219">Decimal to Binary</text:span><text:span text:style-name="T161">, koji pretvara dekadske brojeve u binarne, a dekadski brojevi se u njega upisuju koristeći UART, a isto tako se iz UART-a čitaju binarni brojevi koji su rezultati. </text:span><text:span text:style-name="T221">Decimal to Binary</text:span><text:span text:style-name="T163"> najkompliciraniji je PicoBlaze program koji sam </text:span><text:span text:style-name="T165">ikada</text:span><text:span text:style-name="T163"> napravio, ima 283 retka.</text:span><text:span text:style-name="T161"> </text:span><text:span text:style-name="T220">Decimal to Binary</text:span><text:span text:style-name="T162"> je sada drugi po redu s lijeva </text:span><text:span text:style-name="T163">u popisu primjera </text:span><text:span text:style-name="T164">u simulatoru </text:span><text:span text:style-name="T165">(da ne prestrašim početnike, koji će najvjerojatnije prvo kliknuti prvi </text:span><text:span text:style-name="T166">primjer</text:span><text:span text:style-name="T165"> s lijeva)</text:span><text:span text:style-name="T162">.</text:span></text:p>
      <text:p text:style-name="P77"/>
      <text:p text:style-name="P77"><draw:frame draw:style-name="fr1" draw:name="Frame3" text:anchor-type="char" svg:width="2.5965in" draw:z-index="8"><draw:text-box fo:min-height="1.5402in"><text:p text:style-name="P7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10">Decimal to Binary</text:span>, na žalost, za sada nisam uspio pokrenuti na pravom PicoBlazeu. Kad sam pokušao, nije radio, a nisam imao vremena dijagnosticirati problem, čak ni to je li problem u mom programu ili je li problem u tome kako sam postavio PicoBlaze. <text:span text:style-name="T317">Tako da trebate taj program kao primjer korištenja UART-a na PicoBlazeu uzeti </text:span><text:span text:style-name="T311">cum grano salis</text:span><text:span text:style-name="T317">. </text:span><text:span text:style-name="T335">Dodao sam upozorenje o tome na početak tog programa </text:span><text:span text:style-name="T336">i otvorio pitanje o tome na nekoliko internetskih foruma, ali do sada nisam naletio na nekog stručnjaka za PicoBlaze na </text:span><text:span text:style-name="T337">nekom</text:span><text:span text:style-name="T336"> internetskom forumu </text:span><text:span text:style-name="T340">(a nije pomoglo to što moderatori nisu baš bili oduševljeni mojim pitanjem, s programom od skoro 300 redaka u kojem ne znam ni otprilike gdje bi se nalazila greška)</text:span><text:span text:style-name="T336">. </text:span><text:span text:style-name="T338">Kao što sam napisao dok sam opisivao </text:span><text:span text:style-name="T297">simulator.js</text:span><text:span text:style-name="T338">, imam dobar razlog za vjerovati da je emulacija regbanksova u mom simulatoru PicoBlazea nerealistična, ali program </text:span><text:span text:style-name="T312">Decimal to Binary</text:span><text:span text:style-name="T338"> ne koristi regbankse, tako da nije u tome problem. </text:span><text:span text:style-name="T341">Korisnik StackExchangea </text:span><text:span text:style-name="T313">Sep Roland</text:span><text:span text:style-name="T313"><text:note text:id="ftn24" text:note-class="footnote"><text:note-citation>24</text:note-citation><text:note-body><text:p text:style-name="P45">https://codereview.stackexchange.com/questions/253951/converting-decimal-to-binary-in-assembly/253978#253978</text:p></text:note-body></text:note></text:span><text:span text:style-name="T341"> ima neke negativne komentare na moj primjer programa </text:span><text:span text:style-name="T313">Decimal to Binary</text:span><text:span text:style-name="T341"> koji nisu vezani za to radi li taj program na pravom PicoBlazeu. Jedan od njegovih pri</text:span><text:span text:style-name="T342">govora je</text:span><text:span text:style-name="T341"> da </text:span><text:span text:style-name="T314">Decimal to Binary</text:span><text:span text:style-name="T341"> ima mnogo nepotrebnih provjera ispravnosti. Kako on kaže, „</text:span><text:span text:style-name="T304">Your ‘basic sanity checks’ are more of ‘insanity’ checks.</text:span><text:span text:style-name="T341">”, „</text:span><text:span text:style-name="T313">Tvoje provjere ispravnosti više su provjere ludosti.</text:span><text:span text:style-name="T341">”. On tvrdi da sve te provjere ispravnosti ne samo da usporavaju program i čine ga teško čitljivim ljudima, nego da možda i povećavaju rizik od pogreške </text:span><text:span text:style-name="T344">(Što ako taj kôd koji provjerava je li se dogodila greška zapravo pogrešan, i prekine izvođenje programa iako se zapravo greška koju on traži nije dogodila?)</text:span><text:span text:style-name="T341">. </text:span><text:span text:style-name="T342">Slično mi je i netko na Redditu rekao za moj compiler koji prevodi AEC na WebAssembly: „</text:span><text:span text:style-name="T314">Ti kažeš da taj tvoj compiler ima 5'500 redaka, ali oko 50% toga jesu iste ili slične provjere i poruke o pogrešci nakon kojih slijedi naredba </text:span><text:span text:style-name="T298">exit(1)</text:span><text:span text:style-name="T314">, a u ostatku je hrpa bacanja iznimki. Mrzio bih raditi u timu s nekim tko piše takve programe.</text:span><text:span text:style-name="T34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99">vector</text:span><text:span text:style-name="T342"> bacala iznimku. Međutim, nije, nego je program radio ispravno na Linuxu i Windowsima, a na FreeBSD-u je izazivao </text:span><text:span text:style-name="T314">segmentation fault</text:span><text:span text:style-name="T314"><text:note text:id="ftn25" text:note-class="footnote"><text:note-citation>25</text:note-citation><text:note-body><text:p text:style-name="P45">https://github.com/FlatAssembler/AECforWebAssembly/issues/3</text:p></text:note-body></text:note></text:span><text:span text:style-name="T342">. Da sam dodao još koju naoko-besmislenu provjeru u parser </text:span><text:span text:style-name="T343">za moj programski jezik</text:span><text:span text:style-name="T342">, t</text:span><text:span text:style-name="T345">o </text:span><text:span text:style-name="T342">mi se ne bi dogodilo. </text:span><text:span text:style-name="T345">I mislim da nije moguće da se pogreška zbog koje </text:span><text:span text:style-name="T315">Decimal to Binary</text:span><text:span text:style-name="T345"> ne radi na pravom PicoBlazeu nalazi u tim </text:span><text:span text:style-name="T315">sanity checkingsima</text:span><text:span text:style-name="T345">, jer </text:span><text:span text:style-name="T315">sanity checkingsi</text:span><text:span text:style-name="T345"> u </text:span><text:span text:style-name="T315">Decimal to Binary</text:span><text:span text:style-name="T345">, </text:span><text:span text:style-name="T346">ukoliko detektiraju pogrešku, pozivaju proceduru abort koja ispisuje „</text:span><text:span text:style-name="T316">ERROR!</text:span><text:span text:style-name="T346">” prije nego što upadne u beskonačnu petlju. Da je greška u nekom od tih </text:span><text:span text:style-name="T316">sanity checkingsa</text:span><text:span text:style-name="T346">, ispisao bi se „</text:span><text:span text:style-name="T316">ERROR!</text:span><text:span text:style-name="T346">”, ne bi bilo da PicoBlaze ne reagira ni na što na </text:span><text:span text:style-name="T347">UART</text:span><text:span text:style-name="T346"> terminalu (kao što je bilo kad sam pokušao pokrenuti </text:span><text:span text:style-name="T316">Decimal to Binary</text:span><text:span text:style-name="T346"> na pravom PicoBlazeu).</text:span></text:p>
      <text:p text:style-name="P17">Oko tri godine poslije toga, napisao sam primjer <text:span text:style-name="T310">Regbanks-Flags Test</text:span>. To je program koji provjerava kako se zastavice na PicoBlazeu uistinu ponašaju kad se promijeni <text:span text:style-name="T310">regbank</text:span>. Ima 211 redaka, a jezgra mu je ovo:</text:p>
      <text:p text:style-name="P16"><text:span text:style-name="Source_20_Text"><text:span text:style-name="T261">regbank a</text:span></text:span></text:p>
      <text:p text:style-name="Preformatted_20_Text"><text:span text:style-name="Source_20_Text"><text:span text:style-name="T295">load s0, 0</text:span></text:span></text:p>
      <text:p text:style-name="Preformatted_20_Text"><text:span text:style-name="Source_20_Text"><text:span text:style-name="T295">sub <text:s/>s0, 0</text:span></text:span></text:p>
      <text:p text:style-name="Preformatted_20_Text"><text:span text:style-name="Source_20_Text"><text:span text:style-name="T295">regbank b</text:span></text:span></text:p>
      <text:p text:style-name="Preformatted_20_Text"><text:span text:style-name="Source_20_Text"><text:span text:style-name="T295">load s0, 1</text:span></text:span></text:p>
      <text:p text:style-name="Preformatted_20_Text"><text:span text:style-name="Source_20_Text"><text:span text:style-name="T295">sub <text:s/>s0, 0</text:span></text:span></text:p>
      <text:p text:style-name="Preformatted_20_Text"><text:span text:style-name="Source_20_Text"><text:span text:style-name="T295">regbank a</text:span></text:span></text:p>
      <text:p text:style-name="Preformatted_20_Text"><text:span text:style-name="Source_20_Text"><text:span text:style-name="T295">jump z , success</text:span></text:span></text:p>
      <text:p text:style-name="P84"><text:soft-page-break/><text:span text:style-name="Source_20_Text"><text:span text:style-name="T295">jump nz, failure</text:span></text:span></text:p>
      <text:p text:style-name="P24"><text:span text:style-name="T349">N</text:span><text:span text:style-name="T348">aredba „</text:span><text:span text:style-name="T262">regbank a</text:span><text:span text:style-name="T348">” znači „</text:span><text:span text:style-name="T355">Postavi regbanku A kao trenutnu regbanku.</text:span><text:span text:style-name="T348">” (</text:span><text:span text:style-name="T262">regbank</text:span><text:span text:style-name="T348"> je ovdje mnemonika, glagol, a ne imenica). Naredba „</text:span><text:span text:style-name="T262">load s0, 0</text:span><text:span text:style-name="T348">” znači „</text:span><text:span text:style-name="T355">Učitaj u registar </text:span><text:span text:style-name="T292">s0</text:span><text:span text:style-name="T355">, u trenutnoj regbanki, broj 0.</text:span><text:span text:style-name="T348">”. U dijalektima asemblera koji ciljaju na ugrađene sustave (</text:span><text:span text:style-name="T355">embedded systems</text:span><text:span text:style-name="T348">) za učitavanje vrijednosti u registar obično se koristi mnemonika </text:span><text:span text:style-name="T355">load</text:span><text:span text:style-name="T348"> (engleska riječ za </text:span><text:span text:style-name="T355">učitati</text:span><text:span text:style-name="T348">), a u asemblerskim dijalektima koji ciljaju PC-e i mobitele obično se koristi mnemonika </text:span><text:span text:style-name="T355">mov</text:span><text:span text:style-name="T348"> (od latinskog </text:span><text:span text:style-name="T355">movere</text:span><text:span text:style-name="T348">, </text:span><text:span text:style-name="T355">premjestiti</text:span><text:span text:style-name="T348">). Naredba „</text:span><text:span text:style-name="T262">sub s0, 0</text:span><text:span text:style-name="T348">” znači „</text:span><text:span text:style-name="T355">Oduzmi vrijednost 0 od registra </text:span><text:span text:style-name="T292">s0</text:span><text:span text:style-name="T355">.</text:span><text:span text:style-name="T348">”, mnemonika </text:span><text:span text:style-name="T262">sub</text:span><text:span text:style-name="T348"> dolazi od latinske riječi za </text:span><text:span text:style-name="T355">oduzeti</text:span><text:span text:style-name="T348">, </text:span><text:span text:style-name="T355">subtrahere</text:span><text:span text:style-name="T348">, od </text:span><text:span text:style-name="T355">sub</text:span><text:span text:style-name="T348"> (ispod) i </text:span><text:span text:style-name="T355">trahere</text:span><text:span text:style-name="T348"> (vući). Ako se nakon izvršenja te naredbe u registru nalazi vrijednost nula (kao u ovom slučaju), zastavica </text:span><text:span text:style-name="T262">z</text:span><text:span text:style-name="T348"> u trenutnoj regbanki postavlja se u jedinicu. Naredba „</text:span><text:span text:style-name="T262">regbank b</text:span><text:span text:style-name="T348">”, naravno, znači „</text:span><text:span text:style-name="T355">Postavi regbanku B kao trenutnu regbanku.</text:span><text:span text:style-name="T348">”. Zatim se u registar </text:span><text:span text:style-name="T262">s0</text:span><text:span text:style-name="T348"> učitava vrijednost 1, pa, kad se ponovno izvrti naredba „</text:span><text:span text:style-name="T262">sub s0, 0</text:span><text:span text:style-name="T348">”, zastavica </text:span><text:span text:style-name="T262">z</text:span><text:span text:style-name="T348"> postavlja se u nulu (a ne u jedinicu, kao zadnji put). Zatim se vraćamo u regbanku A i ispitujemo je li zastavica </text:span><text:span text:style-name="T262">z</text:span><text:span text:style-name="T348"> postavljena u jedinicu ili u nulu.</text:span></text:p>
      <text:p text:style-name="P23"><text:span text:style-name="T349">N</text:span><text:span text:style-name="T348">a koji će label skočiti </text:span><text:span text:style-name="T354">(</text:span><text:span text:style-name="T290">jump</text:span><text:span text:style-name="T354">)</text:span><text:span text:style-name="T348"> nakon što se izvrti taj dio programa? Ako sam ja u pravu, i u PicoBlazeu postoje zasebne zastavice (</text:span><text:span text:style-name="T355">flags</text:span><text:span text:style-name="T348">) za svaki regbank </text:span><text:span text:style-name="T350">(kao na Z80)</text:span><text:span text:style-name="T348">, skočit će na label </text:span><text:span text:style-name="T262">success</text:span><text:span text:style-name="T348">. </text:span><text:span text:style-name="T350">Ako je profesor Ivan Aleksi u pravu, i u oba rebanksa na PicoBlazeu koriste se iste zastavice, skočit će na label </text:span><text:span text:style-name="T288">failure</text:span><text:span text:style-name="T350">. U mom simulatoru, naravno, skače na </text:span><text:span text:style-name="T288">success</text:span><text:span text:style-name="T350">. </text:span><text:span text:style-name="T351">Program </text:span><text:span text:style-name="T356">Regbanks-Flags Test</text:span><text:span text:style-name="T351"> ispisuje svoje rezultate na UART, a, u slučaju da to ne upali, označava ih i LED-icama. </text:span><text:span text:style-name="T352">Kada idući put budem imao pristup PicoBlazeu, isprobat ću taj program na njemu. </text:span><text:span text:style-name="T353">Većina ljudi koji su mi se javili na internetskim forumima misli da je profesor Ivan Aleksi u pravu, ali nitko nije dao uvjerljiv dokaz (recimo, snimku zaslona UART terminala PicoBlazea kad se na njemu pokrene taj moj program </text:span><text:span text:style-name="T358">Regbanks-Flags Test</text:span><text:span text:style-name="T353">).</text:span><text:span text:style-name="T352"> Program </text:span><text:span text:style-name="T357">Regbanks-Flags Test</text:span><text:span text:style-name="T352"> dodan je na kraj, kao 7. primjer.</text:span></text:p>
      <text:p text:style-name="P40"><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5">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73">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73">roseForDOS.aec</text:span><text:span text:style-name="T64">, pazio sam da u umetnuti asembler ne ubacim ni jednu instrukciju nekompatibilnu s i486, tako da </text:span><text:span text:style-name="T65">bi</text:span><text:span text:style-name="T64"> se </text:span><text:span text:style-name="T273">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92">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61">9</text:span> divova: <text:span text:style-name="T361">sedam</text:span> primjera PicoBlaze programa i dva diva s linkovima. <text:span text:style-name="T359">U slučaju da netko taj moj PicoBlaze simulator pokuša pokrenuti u internetskom pregledniku u kojem se JavaScript ne uspije izvrtjeti, u tom flexboxu nalazi se poruka o tome i link na web-stranicu TOR Browsera. </text:span><text:span text:style-name="T360">TOR Browser, naime, koristi SpiderMonkey compiler za JavaScript, koji je poznat po tome da </text:span><text:soft-page-break/><text:span text:style-name="T360">najbolje optimizira kod, znatno bolje nego V8 (koj</text:span><text:span text:style-name="T362">i</text:span><text:span text:style-name="T360">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7">Naravno, taj simulator PicoBlazea što sam ga napravio u JavaScriptu ima i svoje nedostatke naspram </text:span><text:span text:style-name="T169">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367">atheistforums.org</text:span><text:span text:style-name="T208"> </text:span><text:span text:style-name="T155">zvan</text:span><text:span text:style-name="T214"> </text:span><text:span text:style-name="T208">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5">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58"><text:note text:id="ftn28" text:note-class="footnote"><text:note-citation>28</text:note-citation><text:note-body><text:p text:style-name="P44">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69">hasslea</text:span><text:span text:style-name="T7"> instalacije naprednijih simulatora.</text:span></text:p>
      <text:p text:style-name="P81"><text:span text:style-name="T7">Korisnik foruma </text:span><text:span text:style-name="T262">atheistforums.org</text:span><text:span text:style-name="T7"> zvan </text:span><text:span text:style-name="T169">bennyboy</text:span><text:span text:style-name="T7"> ima dvije ideje kako ubrzati moj program. On misli da potprogram </text:span><text:span text:style-name="T262">assembler.js</text:span><text:span text:style-name="T7"> znatno usporava to što se za svaki čvor u apstraktnom sintaksnom stablu mnogo puta provjerava je li riječ o registru, te da bih to trebao provjeriti samo jednom i rezultat te provjere pridružiti </text:span><text:span text:style-name="T169">boolean</text:span><text:span text:style-name="T7"> varijabli</text:span><text:span text:style-name="T7"><text:note text:id="ftn29" text:note-class="footnote"><text:note-citation>29</text:note-citation><text:note-body><text:p text:style-name="P45">https://atheistforums.org/thread-61911-post-2112572.html#pid2112572</text:p></text:note-body></text:note></text:span><text:span text:style-name="T7">. On također misli da bih u </text:span><text:span text:style-name="T262">simulator.js</text:span><text:span text:style-name="T7"> trebao više koristiti </text:span><text:span text:style-name="T169">switch-case</text:span><text:span text:style-name="T7">, a manje </text:span><text:span text:style-name="T169">if-else</text:span><text:span text:style-name="T7">, jer se </text:span><text:span text:style-name="T169">switch-case</text:span><text:span text:style-name="T7"> compilira u optimiziraniji asemblerski kod (barem </text:span><text:span text:style-name="T169">bennyboy</text:span><text:span text:style-name="T7"> i </text:span><text:span text:style-name="T169">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5">https://atheistforums.org/thread-61911-post-2112817.html#pid2112817</text:p></text:note-body></text:note></text:span><text:span text:style-name="T7">. </text:span><text:span text:style-name="T9">Bilo bi zanimljivo dati si truda i provjeriti te teze. </text:span><text:span text:style-name="T214">HappySkeptic</text:span><text:span text:style-name="T155"> je pokušao analizirati performanse mog PicoBlaze simulatora dok se vrti program </text:span><text:span text:style-name="T214">Decimal to Binary</text:span><text:span text:style-name="T155"> pomoću Chromeovih alata za programiranje i došao je do zaključka da on provodi više od 99% </text:span><text:span text:style-name="T156">svog</text:span><text:span text:style-name="T155"> vremena crtajući SVG dijagrame</text:span><text:span text:style-name="T155"><text:note text:id="ftn0" text:note-class="footnote"><text:note-citation>31</text:note-citation><text:note-body><text:p text:style-name="P45">https://atheistforums.org/thread-61911-post-2113176.html#pid2113176</text:p></text:note-body></text:note></text:span><text:span text:style-name="T155"> </text:span><text:span text:style-name="T156">(koji su, naravno, za program </text:span><text:span text:style-name="T215">Decimal to Binary</text:span><text:span text:style-name="T156"> beskorisni, jer program </text:span><text:span text:style-name="T215">Decimal to Binary</text:span><text:span text:style-name="T156"> koristi UART za komunikaciju s korisnikom, a ne prekidače, LED-ice ili 7-segmentne pokaznike, koji se prikazuju SVG-ovima)</text:span><text:span text:style-name="T155">. </text:span><text:span text:style-name="T157">M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8">što se vrti</text:span><text:span text:style-name="T157"> u Chromeu.</text:span></text:p>
      <text:p text:style-name="P82"><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27">(</text:span><text:span text:style-name="T73">dakle, da ponovno napišem </text:span><text:span text:style-name="T274">simulator.js</text:span><text:span text:style-name="T73">, ali ne u JavaScriptu, nego u Javi</text:span><text:span text:style-name="T227">)</text:span><text:span text:style-name="T7">. Java isto nije idealan jezik za pisanje simulatora (sakupljanje smeća...), ali neki uspješni simulatori ipak jesu pisani u Javi (jDosbox...), jer je Java </text:span><text:soft-page-break/><text:span text:style-name="T7">ipak brža nego JavaScript </text:span><text:span text:style-name="T227">(</text:span><text:span text:style-name="T73">statičko tipiranje...</text:span><text:span text:style-name="T227">)</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74">assembler.js</text:span><text:span text:style-name="T73">, </text:span><text:span text:style-name="T274">parser.js</text:span><text:span text:style-name="T73">, </text:span><text:span text:style-name="T274">preprocessor.js</text:span><text:span text:style-name="T73">, </text:span><text:span text:style-name="T274">tokenizer.js</text:span><text:span text:style-name="T73"> i </text:span><text:span text:style-name="T274">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1" text:note-class="footnote"><text:note-citation>32</text:note-citation><text:note-body><text:p text:style-name="P45">https://github.com/FlatAssembler/PicoBlaze_Simulator_for_Android</text:p></text:note-body></text:note></text:span><text:span text:style-name="T73">. </text:span><text:span text:style-name="T149">Mnogi na internetskim forumima kažu da, kad se s razvoja desktop ili mobilnih aplikacija prebaciš na razvoj web-aplikacija, kao da si se vratio dva desetljeća u prošlost. </text:span><text:span text:style-name="T150">Meni se ne čini da je tako. </text:span><text:span text:style-name="T151">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291">machineCode</text:span><text:span text:style-name="T151">, strojnim kodom u heksadekadskom obliku i linijama asemblerskog koda odakle dolaze naredbe) već </text:span><text:span text:style-name="T153">je</text:span><text:span text:style-name="T151"> podjednako teško na mobitelu i na webu. </text:span><text:span text:style-name="T152">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1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31">I zahvaljujem GitHubu što hosta moju web-stranicu </text:span><text:span text:style-name="T333">(uključujući i PicoBlaze Simulator)</text:span><text:span text:style-name="T331">, i još me nije zabranio zbog govora mržnje. </text:span><text:span text:style-name="T332">Prije je moju web-stranicu hostala ciparska tvrtka 000webhost, pa su me zabranili zbog govora mržnje. </text:span><text:span text:style-name="T333">Za slučaj da me i GitHub zabrani, ovaj PicoBlaze Simulator hosta se i na SourceForgeu</text:span><text:span text:style-name="T333"><text:note text:id="ftn32" text:note-class="footnote"><text:note-citation>33</text:note-citation><text:note-body><text:p text:style-name="P47">https://picoblaze-simulator.sourceforge.io/</text:p></text:note-body></text:note></text:span><text:span text:style-name="T333">, ali na SourceForgeu ne </text:span><text:span text:style-name="T334">p</text:span><text:span text:style-name="T333">ostam ništa kontroverzno zbog čega bi me imali razloga zabraniti. </text:span><text:span text:style-name="T339">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6">Abstract: </text:span><text:span text:style-name="T301">The author of the text was frustrated by the shortcomings of existing</text:span><text:span text:style-name="T238"> </text:span><text:span text:style-name="T239">simulators of the small computer called</text:span><text:span text:style-name="T238"> </text:span><text:span text:style-name="T301">PicoBlaze, </text:span><text:span text:style-name="T239">so he</text:span><text:span text:style-name="T301"> created a different PicoBlaze simulator in the JavaScript programming language. This simulator can be run in modern Internet browsers</text:span><text:span text:style-name="T301"><text:note text:id="ftn33" text:note-class="footnote"><text:note-citation>34</text:note-citation><text:note-body><text:p text:style-name="P46">https://flatassembler.github.io/PicoBlaze/PicoBlaze.html</text:p></text:note-body></text:note></text:span><text:span text:style-name="T301"> (the author thinks that the oldest Internet browser in which the simulator works properly is Firefox 52, the last version of Firefox that can</text:span><text:span text:style-name="T238"> </text:span><text:span text:style-name="T239">be</text:span><text:span text:style-name="T238"> </text:span><text:span text:style-name="T301">run on Windows XP, </text:span><text:span text:style-name="T302">and it is also the version of Firefox that comes with Solaris 11.4, which is the latest version of Solaris today</text:span><text:span text:style-name="T301">). The text </text:span><text:span text:style-name="T239">explains</text:span><text:span text:style-name="T301"> the details of how the author made his simulator and what the advantages and disadvantages</text:span><text:span text:style-name="T238"> </text:span><text:span text:style-name="T239">are</text:span><text:span text:style-name="T238"> </text:span><text:span text:style-name="T301">of that simulator compared to</text:span><text:span text:style-name="T238"> </text:span><text:span text:style-name="T240">the</text:span><text:span text:style-name="T238"> </text:span><text:span text:style-name="T301">existing simulators.</text:span><text:span text:style-name="T238"> </text:span><text:span text:style-name="T241">The author is also comparing the parts of the simulator with similar parts of other programs he has made earlier (mostly a compiler that compiles his programming language to WebAssembly).</text:span><text:span text:style-name="T238"> </text:span><text:span text:style-name="T301">No frameworks were used, the code was written mainly in VIM (for minor changes) and Eclipse (for major changes), GIMP and Inkscape were used for image editing, programming tools</text:span><text:span text:style-name="T238"> </text:span><text:span text:style-name="T240">that come with Firefox</text:span><text:span text:style-name="T238"> </text:span><text:span text:style-name="T301">were used for</text:span><text:span text:style-name="T238"> </text:span><text:span text:style-name="T240">debugging the program,</text:span><text:span text:style-name="T238"> </text:span><text:span text:style-name="T301">and the LGTM internet service </text:span><text:span text:style-name="T240">was also used to search for errors</text:span><text:span text:style-name="T301">. Prettier (for HTML and CSS) and ClangFormat (for JavaScript) were used to format the code.</text:span></text:p>
      <text:p text:style-name="P66">Životopis</text:p>
      <text:p text:style-name="P33"><text:span text:style-name="T236">Ja sam Teo Samaržija, rođen sam 1999. u Osijeku. Osnovnu školu sam završio u Donjem Miholjcu (Osnovna škola August Harambašić), a u srednju školu išao sam</text:span><text:bookmark text:name="_GoBack"/><text:span text:style-name="T236"> u Opću gimnaziju u Donjem Miholjcu (1. razred, dio 2. razreda, kraj 3. razreda i 4. razred), te u Opću gimnaziju u Našicama (kraj 2. razreda i početak 3. razreda).</text:span></text:p>
      <text:p text:style-name="P34"><text:span text:style-name="T236">Često sam sudjelovao na informatičkim natjecanjima. U 6. razredu osnovne osvojio sam 3. mjesto na županijskom natjecanju</text:span><text:span text:style-name="T236"><text:note text:id="ftn34" text:note-class="footnote"><text:note-citation>35</text:note-citation><text:note-body><text:p text:style-name="Footnote">https://informatika.azoo.hr/natjecanje/dogadjaj/175/rezultati</text:p></text:note-body></text:note></text:span><text:span text:style-name="T236">, u 7. razredu 4. mjesto na državnom natjecanju</text:span><text:span text:style-name="T236"><text:note text:id="ftn35" text:note-class="footnote"><text:note-citation>36</text:note-citation><text:note-body><text:p text:style-name="Footnote">https://informatika.azoo.hr/natjecanje/dogadjaj/235/rezultati</text:p></text:note-body></text:note></text:span><text:span text:style-name="T236">, u 8. razredu 6. mjesto na državnom natjecanju</text:span><text:span text:style-name="T236"><text:note text:id="ftn36" text:note-class="footnote"><text:note-citation>37</text:note-citation><text:note-body><text:p text:style-name="Footnote">https://informatika.azoo.hr/natjecanje/dogadjaj/288/rezultati</text:p></text:note-body></text:note></text:span><text:span text:style-name="T236"> (sve je to organizirao Infokup), u srednjoj školi sam se, kad sam bio 3. razred, natjecao na HONI-ju, te sam osvojio 15. mjesto</text:span><text:span text:style-name="T236"><text:note text:id="ftn37"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36">. 2019. godine sam, kao student prve godine, sudjelovao na STEM Games natjecanju iz programiranja, na kojem je moja ekipa osvojila 7. mjesto</text:span><text:span text:style-name="T236"><text:note text:id="ftn38" text:note-class="footnote"><text:note-citation>39</text:note-citation><text:note-body><text:p text:style-name="Footnote">https://stemgames.hr/wp-content/uploads/2019/05/SG-Rezultati-2019-znanje-T.pdf</text:p></text:note-body></text:note></text:span><text:span text:style-name="T236">. Osim na natjecanjima iz informatike, sudjelovao sam, kad sam bio 2. razred srednje škole, i na AZOO-vom državnom natjecanju iz latinskog jezika, gdje sam osvojio 7. mjesto</text:span><text:span text:style-name="T236"><text:note text:id="ftn39" text:note-class="footnote"><text:note-citation>40</text:note-citation><text:note-body><text:p text:style-name="Footnote">https://www.azoo.hr/images/rezultati_klas_jezici_lat_gimnazije2016.pdf</text:p></text:note-body></text:note></text:span><text:span text:style-name="T236">.</text:span></text:p>
      <text:p text:style-name="P41"><text:span text:style-name="T251">Kad sam bio gimnazijalac, i</text:span><text:span text:style-name="T236">zdavačka kuća Panon izdala mi je knjigu pod naslovom </text:span><text:span text:style-name="T237">Jezici za gimnazijalce</text:span><text:span text:style-name="T237"><text:note text:id="ftn40" text:note-class="footnote"><text:note-citation>41</text:note-citation><text:note-body><text:p text:style-name="Footnote">http://www.glas-slavonije.hr/365330/3/Gimnazijalac-Teo-napisao--i-objavio-knjigu-o-jeziku</text:p></text:note-body></text:note></text:span><text:span text:style-name="T237">.</text:span><text:span text:style-name="T245"> </text:span><text:span text:style-name="T246">Knjiga</text:span><text:span text:style-name="T242"> Jezici za gimnazijalce</text:span><text:span text:style-name="T246"> ima dva dijela, prvi je o povijesnoj lingvistici, a drugi o vezi programskih i prirodnih jezika. </text:span><text:span text:style-name="T247">Naravno, sada i o jednom i o drugom znam mnogo više nego što sam znao kad sam pisao tu knjigu.</text:span><text:span text:style-name="T238"> </text:span><text:span text:style-name="T253">Ka</text:span><text:span text:style-name="T254">d sam bio</text:span><text:span text:style-name="T252"> student prve godine,</text:span><text:span text:style-name="T236"> sudjelovao </text:span><text:span text:style-name="T253">sam</text:span><text:span text:style-name="T236"> na konferenciji </text:span><text:span text:style-name="T237">Kopački Rit, Jučer, Danas, Sutra</text:span><text:span text:style-name="T236"> s prezentacijom </text:span><text:span text:style-name="T237">Toponimija Baranje u svjetlu novih promišljanja</text:span><text:span text:style-name="T237"><text:note text:id="ftn41" text:note-class="footnote"><text:note-citation>42</text:note-citation><text:note-body><text:p text:style-name="Footnote">https://bib.irb.hr/datoteka/957836.Kopacki.pdf</text:p></text:note-body></text:note></text:span><text:span text:style-name="T236">. 2022. godine napisao sam tekst </text:span><text:span text:style-name="T244">Etimologija Karašica</text:span><text:span text:style-name="T255">,</text:span><text:span text:style-name="T236"> o ideji da je to k-r što se ponavlja u nazivima rijeka u Hrvatskoj (Krka, Korana, Kravarščica, Krbavica, Krapina, dvije Karašice) </text:span><text:span text:style-name="T249">bila</text:span><text:span text:style-name="T236"> </text:span><text:span text:style-name="T249">ilirska riječ za</text:span><text:span text:style-name="T236"> </text:span><text:span text:style-name="T238">teći</text:span><text:span text:style-name="T245"> </text:span><text:span text:style-name="T246">(da je ilirska riječ za </text:span><text:span text:style-name="T242">teći</text:span><text:span text:style-name="T246"> bila </text:span><text:span text:style-name="T242">*karr</text:span><text:span text:style-name="T303">~kurr</text:span><text:span text:style-name="T305">, </text:span><text:span text:style-name="T246">recimo, da </text:span><text:span text:style-name="T248">ime</text:span><text:span text:style-name="T242"> </text:span><text:span text:style-name="T243">Karašica</text:span><text:span text:style-name="T246"> dolazi od ne</text:span><text:span text:style-name="T248">potvrđenog ilirskog imena koje se može rekonstruirati</text:span><text:span text:style-name="T246"> ili </text:span><text:span text:style-name="T248">kao</text:span><text:span text:style-name="T246"> </text:span><text:span text:style-name="T242">*Kurrurrissia</text:span><text:span text:style-name="T246"> ili </text:span><text:span text:style-name="T248">kao</text:span><text:span text:style-name="T246"> </text:span><text:span text:style-name="T242">*Kurrirrissia</text:span><text:span text:style-name="T246">, a </text:span><text:span text:style-name="T248">ime</text:span><text:span text:style-name="T246"> </text:span><text:span text:style-name="T242">Krapina</text:span><text:span text:style-name="T246"> </text:span><text:span text:style-name="T248">od</text:span><text:span text:style-name="T246"> </text:span><text:span text:style-name="T242">*Kurrippuppona</text:span><text:span text:style-name="T246"> ili </text:span><text:span text:style-name="T242">*Karpona</text:span><text:span text:style-name="T246">, i tako dalje)</text:span><text:span text:style-name="T245">, on je objavljen u Valpovačkom godišnjaku</text:span><text:span text:style-name="T245"><text:note text:id="ftn42"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06">http://www.glas-slavonije.hr/vijest.aspx?id=498689</text:span></text:span></text:a></text:p></text:note-body></text:note></text:span><text:span text:style-name="T245">, na mojoj web-stranici</text:span><text:span text:style-name="T245"><text:note text:id="ftn43" text:note-class="footnote"><text:note-citation>44</text:note-citation><text:note-body><text:p text:style-name="P68">https://flatassembler.github.io/Karasica.doc</text:p></text:note-body></text:note></text:span><text:span text:style-name="T24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0">Govorim hrvatski (izvorni govornik), engleski (vjerojatno C1 razina), latinski (vjerojatno B2 razina<text:note text:id="ftn44" text:note-class="footnote"><text:note-citation>45</text:note-citation><text:note-body><text:p text:style-name="P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7">Upisao sam 2018. godine FERIT u Osijeku, smjer Računarstvo, i trenutno sam student treće godine.</text:p>
      <text:p text:style-name="P67"><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7T10:55:10.807000000</dc:date>
    <meta:editing-duration>P1DT3H47M10S</meta:editing-duration>
    <meta:editing-cycles>256</meta:editing-cycles>
    <meta:generator>LibreOffice/7.5.3.2$Windows_X86_64 LibreOffice_project/9f56dff12ba03b9acd7730a5a481eea045e468f3</meta:generator>
    <meta:document-statistic meta:table-count="2" meta:image-count="10" meta:object-count="0" meta:page-count="26" meta:paragraph-count="209" meta:word-count="14221" meta:character-count="93704" meta:non-whitespace-character-count="79683"/>
  </office:meta>
</office:document-meta>
</file>